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6.651cm" fo:min-width="0cm"/>
    </style:style>
    <style:style style:name="gr4" style:family="graphic" style:parent-style-name="Default_20_Drawing_20_Style_5f_1">
      <style:graphic-properties svg:stroke-color="#000000" draw:fill-color="#ffffff" draw:textarea-vertical-align="middle" draw:auto-grow-height="false" fo:min-height="0.85cm" fo:min-width="0.9cm"/>
    </style:style>
    <style:style style:name="gr5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6" style:family="graphic" style:parent-style-name="Default_20_Drawing_20_Style_5f_1">
      <style:graphic-properties svg:stroke-color="#000000" draw:fill-color="#f0e6ff" draw:textarea-horizontal-align="justify" draw:textarea-vertical-align="middle" draw:auto-grow-height="false" draw:shadow="hidden"/>
    </style:style>
    <style:style style:name="gr7" style:family="graphic" style:parent-style-name="Default_20_Drawing_20_Style_5f_1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694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7cm" fo:min-width="2.229cm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1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564cm" fo:min-width="1.514cm"/>
      <style:paragraph-properties style:writing-mode="lr-tb"/>
    </style:style>
    <style:style style:name="gr12" style:family="graphic" style:parent-style-name="Default_20_Drawing_20_Style_5f_1">
      <style:graphic-properties svg:stroke-color="#000000" draw:fill-color="#ffe1ff" draw:opacity="50%" draw:textarea-horizontal-align="justify" draw:textarea-vertical-align="middle" draw:auto-grow-height="false" draw:shadow="hidden" draw:shadow-opacity="50%"/>
    </style:style>
    <style:style style:name="gr13" style:family="graphic" style:parent-style-name="Default_20_Drawing_20_Style_5f_1">
      <style:graphic-properties svg:stroke-color="#000000" draw:fill-color="#ffe1ff" draw:textarea-horizontal-align="justify" draw:textarea-vertical-align="middle" draw:auto-grow-height="false" draw:shadow="hidden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99cm" fo:min-width="2.407cm"/>
      <style:paragraph-properties style:writing-mode="lr-tb"/>
    </style:style>
    <style:style style:name="gr15" style:family="graphic" style:parent-style-name="Default_20_Drawing_20_Style_5f_1">
      <style:graphic-properties svg:stroke-color="#000000" draw:fill-color="#f0e6ff" draw:textarea-horizontal-align="justify" draw:textarea-vertical-align="middle" draw:auto-grow-height="false" fo:min-height="0.277cm" fo:min-width="0cm"/>
    </style:style>
    <style:style style:name="gr16" style:family="graphic" style:parent-style-name="Default_20_Drawing_20_Style_5f_1">
      <style:graphic-properties svg:stroke-color="#000000" draw:fill="none" draw:fill-color="#ffffff" draw:textarea-horizontal-align="justify" draw:textarea-vertical-align="middle" draw:auto-grow-height="false" fo:min-height="0.277cm" fo:min-width="2.512cm"/>
    </style:style>
    <style:style style:name="gr17" style:family="graphic" style:parent-style-name="objectwithoutfill">
      <style:graphic-properties svg:stroke-width="0.03cm" svg:stroke-color="#3465a4" draw:marker-start-width="0.3cm" draw:marker-end="Arrow_20_concave" draw:marker-end-width="0.17cm" draw:fill="none" draw:textarea-vertical-align="middle" fo:padding-top="0.14cm" fo:padding-bottom="0.14cm" fo:padding-left="0.265cm" fo:padding-right="0.265cm"/>
    </style:style>
    <style:style style:name="gr18" style:family="graphic" style:parent-style-name="Default_20_Drawing_20_Style_5f_1">
      <style:graphic-properties svg:stroke-color="#000000" draw:fill-color="#ffe1ff" draw:textarea-horizontal-align="justify" draw:textarea-vertical-align="middle" draw:auto-grow-height="false" fo:min-height="0.277cm" fo:min-width="0cm"/>
    </style:style>
    <style:style style:name="gr19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564cm" fo:min-width="2.587cm"/>
      <style:paragraph-properties style:writing-mode="lr-tb"/>
    </style:style>
    <style:style style:name="gr20" style:family="graphic" style:parent-style-name="Default_20_Drawing_20_Style_5f_1">
      <style:graphic-properties draw:stroke="solid" svg:stroke-color="#000000" draw:fill-color="#ffffcc" draw:textarea-horizontal-align="justify" draw:textarea-vertical-align="middle" draw:auto-grow-height="false" fo:min-height="0.924cm" fo:min-width="1.704cm" fo:wrap-option="no-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8.408cm" fo:min-width="0cm"/>
    </style:style>
    <style:style style:name="gr2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57cm" fo:min-width="3.346cm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57cm" fo:min-width="3.617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 fo:min-height="7.832cm" fo:min-width="0cm"/>
    </style:style>
    <style:style style:name="gr26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 fo:min-height="7.747cm" fo:min-width="0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28" style:family="graphic" style:parent-style-name="standard">
      <style:graphic-properties svg:stroke-color="#000000" draw:fill-color="#f0e6ff" draw:textarea-horizontal-align="justify" draw:textarea-vertical-align="middle" draw:auto-grow-height="false" draw:shadow="hidden"/>
    </style:style>
    <style:style style:name="gr29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34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617cm"/>
      <style:paragraph-properties style:writing-mode="lr-tb"/>
    </style:style>
    <style:style style:name="gr32" style:family="graphic" style:parent-style-name="standard">
      <style:graphic-properties svg:stroke-color="#000000" draw:fill-color="#ffe1ff" draw:opacity="50%" draw:textarea-horizontal-align="justify" draw:textarea-vertical-align="middle" draw:auto-grow-height="false" draw:shadow="hidden" draw:shadow-opacity="50%"/>
    </style:style>
    <style:style style:name="gr33" style:family="graphic" style:parent-style-name="standard">
      <style:graphic-properties svg:stroke-color="#000000" draw:fill-color="#ffe1ff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000000" draw:fill-color="#ffe1ff" draw:textarea-horizontal-align="justify" draw:textarea-vertical-align="middle" draw:auto-grow-height="false" fo:min-height="0.277cm" fo:min-width="0cm"/>
    </style:style>
    <style:style style:name="gr3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7cm" fo:min-width="2.5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07cm"/>
      <style:paragraph-properties style:writing-mode="lr-tb"/>
    </style:style>
    <style:style style:name="gr37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cm"/>
    </style:style>
    <style:style style:name="gr38" style:family="graphic" style:parent-style-name="standard">
      <style:graphic-properties svg:stroke-color="#000000" draw:fill-color="#ffffff" draw:textarea-vertical-align="middle" draw:auto-grow-height="false" fo:min-height="0.85cm" fo:min-width="0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29cm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1.51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1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592cm"/>
      <style:paragraph-properties style:writing-mode="lr-tb"/>
    </style:style>
    <style:style style:name="gr43" style:family="graphic" style:parent-style-name="standard">
      <style:graphic-properties svg:stroke-color="#000000" draw:fill="solid" draw:fill-color="#ffe1ff" draw:textarea-horizontal-align="justify" draw:textarea-vertical-align="middle" draw:auto-grow-height="false" draw:shadow="hidden"/>
    </style:style>
    <style:style style:name="gr44" style:family="graphic" style:parent-style-name="standard">
      <style:graphic-properties svg:stroke-color="#000000" draw:fill="solid" draw:fill-color="#ffe1ff" draw:opacity="50%" draw:textarea-horizontal-align="justify" draw:textarea-vertical-align="middle" draw:auto-grow-height="false" draw:shadow="hidden" draw:shadow-opacity="50%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7.373cm" fo:min-width="0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7.717cm" fo:min-width="0cm"/>
    </style:style>
    <style:style style:name="gr47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50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121cm"/>
      <style:paragraph-properties style:writing-mode="lr-tb"/>
    </style:style>
    <style:style style:name="pr7" style:family="presentation" style:parent-style-name="master-title">
      <style:graphic-properties draw:auto-grow-height="true" fo:min-height="3.473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3.411cm"/>
      <style:paragraph-properties style:writing-mode="lr-tb"/>
    </style:style>
    <style:style style:name="pr9" style:family="presentation" style:parent-style-name="master-title">
      <style:graphic-properties draw:auto-grow-height="true" fo:min-height="2.057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5.276cm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4.721cm"/>
      <style:paragraph-properties style:writing-mode="lr-tb"/>
    </style:style>
    <style:style style:name="pr12" style:family="presentation" style:parent-style-name="master-title">
      <style:graphic-properties fo:min-height="1.741cm"/>
      <style:paragraph-properties style:writing-mode="lr-tb"/>
    </style:style>
    <style:style style:name="pr13" style:family="presentation" style:parent-style-name="master-outline1">
      <style:graphic-properties fo:min-height="14.15cm"/>
      <style:paragraph-properties style:writing-mode="lr-tb"/>
    </style:style>
    <style:style style:name="pr14" style:family="presentation" style:parent-style-name="master-notes">
      <style:graphic-properties draw:fill-color="#ffffff" fo:min-height="13.364cm"/>
      <style:paragraph-properties style:writing-mode="lr-tb"/>
    </style:style>
    <style:style style:name="pr15" style:family="presentation" style:parent-style-name="master-title">
      <style:graphic-properties draw:auto-grow-height="true" fo:min-height="1.803cm"/>
      <style:paragraph-properties style:writing-mode="lr-tb"/>
    </style:style>
    <style:style style:name="pr16" style:family="presentation" style:parent-style-name="master-notes">
      <style:graphic-properties draw:fill-color="#ffffff" draw:auto-grow-height="true" fo:min-height="16.031cm"/>
      <style:paragraph-properties style:writing-mode="lr-tb"/>
    </style:style>
    <style:style style:name="pr17" style:family="presentation" style:parent-style-name="master-notes">
      <style:graphic-properties draw:fill-color="#ffffff" draw:auto-grow-height="true" fo:min-height="14.476cm"/>
      <style:paragraph-properties style:writing-mode="lr-tb"/>
    </style:style>
    <style:style style:name="pr18" style:family="presentation" style:parent-style-name="master-title">
      <style:graphic-properties draw:auto-grow-height="true" fo:min-height="1.737cm"/>
      <style:paragraph-properties style:writing-mode="lr-tb"/>
    </style:style>
    <style:style style:name="pr19" style:family="presentation" style:parent-style-name="master-notes">
      <style:graphic-properties draw:fill-color="#ffffff" draw:auto-grow-height="true" fo:min-height="15.121cm"/>
      <style:paragraph-properties style:writing-mode="lr-tb"/>
    </style:style>
    <style:style style:name="pr20" style:family="presentation" style:parent-style-name="master-outline1">
      <style:graphic-properties/>
      <style:paragraph-properties style:writing-mode="lr-tb"/>
    </style:style>
    <style:style style:name="pr21" style:family="presentation" style:parent-style-name="master-notes">
      <style:graphic-properties draw:fill-color="#ffffff" fo:min-height="15.121cm"/>
      <style:paragraph-properties style:writing-mode="lr-tb"/>
    </style:style>
    <style:style style:name="pr22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2cm"/>
    </style:style>
    <style:style style:name="P15" style:family="paragraph">
      <style:paragraph-properties style:writing-mode="lr-tb"/>
      <style:text-properties fo:color="#000000" loext:opacity="100%"/>
    </style:style>
    <style:style style:name="P16" style:family="paragraph">
      <style:paragraph-properties fo:margin-left="0cm" fo:margin-right="0cm" fo:margin-top="0cm" fo:margin-bottom="0.2cm" fo:text-indent="0cm"/>
    </style:style>
    <style:style style:name="P17" style:family="paragraph">
      <style:paragraph-properties fo:margin-left="0cm" fo:margin-right="0cm" fo:margin-top="0cm" fo:margin-bottom="0.2cm" fo:text-align="start" fo:text-indent="0cm"/>
    </style:style>
    <style:style style:name="P18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fo:font-size="14pt" style:font-size-asian="14pt" style:font-size-complex="1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0e6ff"/>
      <style:paragraph-properties fo:text-align="center"/>
    </style:style>
    <style:style style:name="P21" style:family="paragraph">
      <loext:graphic-properties draw:fill-color="#f0e6ff" draw:opacity="5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26" style:family="paragraph"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loext:graphic-properties draw:fill-color="#ffe1ff" draw:opacity="50%"/>
      <style:paragraph-properties fo:text-align="center"/>
    </style:style>
    <style:style style:name="P29" style:family="paragraph">
      <loext:graphic-properties draw:fill-color="#ffe1ff"/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34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fo:margin-left="0cm" fo:margin-right="0cm" fo:margin-top="0cm" fo:margin-bottom="0.2cm" fo:text-indent="0cm" style:writing-mode="lr-tb">
        <style:tab-stops>
          <style:tab-stop style:position="11.21cm"/>
        </style:tab-stops>
      </style:paragraph-properties>
      <style:text-properties fo:font-size="14pt" style:font-size-asian="14pt" style:font-size-complex="14pt"/>
    </style:style>
    <style:style style:name="P36" style:family="paragraph">
      <style:paragraph-properties fo:margin-top="0cm" fo:margin-bottom="0.508cm"/>
    </style:style>
    <style:style style:name="P37" style:family="paragraph">
      <style:paragraph-properties fo:margin-top="0cm" fo:margin-bottom="0.2cm">
        <style:tab-stops>
          <style:tab-stop style:position="11.21cm"/>
        </style:tab-stops>
      </style:paragraph-properties>
    </style:style>
    <style:style style:name="P38" style:family="paragraph">
      <style:paragraph-properties fo:margin-top="0cm" fo:margin-bottom="0.8cm">
        <style:tab-stops>
          <style:tab-stop style:position="6.988cm"/>
          <style:tab-stop style:position="8.514cm"/>
          <style:tab-stop style:position="15.502cm"/>
          <style:tab-stop style:position="16.994cm"/>
        </style:tab-stops>
      </style:paragraph-properties>
    </style:style>
    <style:style style:name="P39" style:family="paragraph">
      <style:paragraph-properties fo:margin-top="0cm" fo:margin-bottom="0.4cm">
        <style:tab-stops>
          <style:tab-stop style:position="5.902cm"/>
          <style:tab-stop style:position="8.887cm"/>
          <style:tab-stop style:position="14.484cm"/>
          <style:tab-stop style:position="18.012cm"/>
        </style:tab-stops>
      </style:paragraph-properties>
    </style:style>
    <style:style style:name="P40" style:family="paragraph">
      <style:paragraph-properties fo:margin-top="0cm" fo:margin-bottom="0.3cm">
        <style:tab-stops>
          <style:tab-stop style:position="8.887cm"/>
          <style:tab-stop style:position="18.012cm"/>
        </style:tab-stops>
      </style:paragraph-properties>
    </style:style>
    <style:style style:name="P41" style:family="paragraph">
      <style:paragraph-properties>
        <style:tab-stops>
          <style:tab-stop style:position="8.514cm"/>
          <style:tab-stop style:position="18.012cm"/>
        </style:tab-stops>
      </style:paragraph-properties>
    </style:style>
    <style:style style:name="P42" style:family="paragraph">
      <style:paragraph-properties fo:margin-top="0cm" fo:margin-bottom="0.5cm">
        <style:tab-stops>
          <style:tab-stop style:position="8.514cm"/>
          <style:tab-stop style:position="16.994cm"/>
        </style:tab-stops>
      </style:paragraph-properties>
    </style:style>
    <style:style style:name="P43" style:family="paragraph">
      <style:paragraph-properties fo:margin-left="0cm" fo:margin-right="0cm" fo:margin-top="0cm" fo:margin-bottom="0.2cm" fo:text-indent="-0.6cm"/>
    </style:style>
    <style:style style:name="P4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fo:font-size="20pt"/>
    </style:style>
    <style:style style:name="P45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46" style:family="paragraph">
      <style:paragraph-properties fo:margin-top="0cm" fo:margin-bottom="0.3cm">
        <style:tab-stops>
          <style:tab-stop style:position="11.21cm"/>
        </style:tab-stops>
      </style:paragraph-properties>
    </style:style>
    <style:style style:name="P4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9" style:family="paragraph">
      <style:paragraph-properties fo:margin-top="0cm" fo:margin-bottom="0cm"/>
    </style:style>
    <style:style style:name="P50" style:family="paragraph">
      <style:paragraph-properties style:writing-mode="lr-tb"/>
      <style:text-properties fo:color="#000000" loext:opacity="100%" fo:font-size="22pt" style:font-size-asian="22pt" style:font-size-complex="22pt"/>
    </style:style>
    <style:style style:name="P51" style:family="paragraph">
      <loext:graphic-properties draw:fill="solid" draw:fill-color="#ffffff" draw:fill-hatch-solid="true"/>
      <style:paragraph-properties fo:text-align="center"/>
    </style:style>
    <style:style style:name="P52" style:family="paragraph">
      <loext:graphic-properties draw:fill="solid" draw:fill-color="#ffe1ff"/>
      <style:paragraph-properties fo:text-align="center"/>
    </style:style>
    <style:style style:name="P53" style:family="paragraph">
      <loext:graphic-properties draw:fill="solid" draw:fill-color="#ffe1ff" draw:opacity="50%"/>
      <style:paragraph-properties fo:text-align="center"/>
    </style:style>
    <style:style style:name="P54" style:family="paragraph">
      <style:paragraph-properties fo:margin-top="0cm" fo:margin-bottom="0.5cm">
        <style:tab-stops>
          <style:tab-stop style:position="11.21cm"/>
        </style:tab-stops>
      </style:paragraph-properties>
    </style:style>
    <style:style style:name="P55" style:family="paragraph">
      <style:paragraph-properties>
        <style:tab-stops>
          <style:tab-stop style:position="11.21cm"/>
        </style:tab-stops>
      </style:paragraph-properties>
    </style:style>
    <style:style style:name="P56" style:family="paragraph">
      <loext:graphic-properties draw:fill-color="#ffffff"/>
      <style:paragraph-properties fo:margin-left="0cm" fo:margin-right="0cm" fo:margin-top="0cm" fo:margin-bottom="0.2cm" fo:text-indent="0cm" style:writing-mode="lr-tb">
        <style:tab-stops>
          <style:tab-stop style:position="11.21cm"/>
        </style:tab-stops>
      </style:paragraph-properties>
      <style:text-properties fo:color="#000000" loext:opacity="100%" fo:font-size="14pt" style:font-size-asian="14pt" style:font-size-complex="14pt"/>
    </style:style>
    <style:style style:name="P57" style:family="paragraph">
      <loext:graphic-properties draw:fill-color="#ffffff"/>
      <style:paragraph-properties style:writing-mode="lr-tb"/>
    </style:style>
    <style:style style:name="P58" style:family="paragraph">
      <style:paragraph-properties style:writing-mode="lr-tb"/>
      <style:text-properties fo:color="#ff3333" loext:opacity="100%" fo:font-size="26pt" style:font-size-asian="26pt" style:font-size-complex="26pt"/>
    </style:style>
    <style:style style:name="P59" style:family="paragraph">
      <loext:graphic-properties draw:fill-color="#999999"/>
      <style:paragraph-properties fo:text-align="center"/>
    </style:style>
    <style:style style:name="P6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Mono5" fo:font-size="14pt" style:font-size-asian="14pt" style:font-size-complex="14pt"/>
    </style:style>
    <style:style style:name="P61" style:family="paragraph">
      <style:paragraph-properties fo:margin-top="0cm" fo:margin-bottom="0.2cm" style:writing-mode="lr-tb"/>
      <style:text-properties fo:color="#ff3333" loext:opacity="100%" fo:font-size="26pt" style:font-size-asian="26pt" style:font-size-complex="26pt"/>
    </style:style>
    <style:style style:name="P62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style:font-name="Liberation Sans6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style:font-name="Liberation Serif" fo:font-size="28pt" fo:language="ru" fo:country="RU" fo:font-style="normal" style:font-size-asian="28pt" style:font-style-asian="normal" style:font-size-complex="28pt" style:font-style-complex="normal"/>
    </style:style>
    <style:style style:name="T14" style:family="text">
      <style:text-properties fo:color="#000000" loext:opacity="100%"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15" style:family="text">
      <style:text-properties fo:color="#000000" loext:opacity="100%" style:font-name="Liberation Serif" fo:font-size="22pt" fo:language="ru" fo:country="RU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17" style:family="text">
      <style:text-properties fo:color="#000000" loext:opacity="100%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2pt" fo:language="ru" fo:country="RU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ru" fo:country="RU" style:font-size-asian="10pt" style:font-size-complex="10pt"/>
    </style:style>
    <style:style style:name="T23" style:family="text">
      <style:text-properties fo:color="#000000" loext:opacity="100%" fo:language="ru" fo:country="RU" fo:font-style="normal" style:font-style-asian="normal" style:font-style-complex="normal"/>
    </style:style>
    <style:style style:name="T24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fo:font-size="28pt" fo:language="ru" fo:country="RU" fo:font-style="italic" style:font-size-asian="28pt" style:font-style-asian="italic" style:font-size-complex="28pt" style:font-style-complex="italic"/>
    </style:style>
    <style:style style:name="T29" style:family="text">
      <style:text-properties fo:color="#000000" loext:opacity="100%" fo:font-size="22pt" fo:language="ru" fo:country="RU" style:font-size-asian="22pt" style:font-size-complex="22pt"/>
    </style:style>
    <style:style style:name="T30" style:family="text">
      <style:text-properties fo:color="#000000" loext:opacity="100%" fo:font-size="14pt" fo:language="ru" fo:country="RU" style:font-size-asian="14pt" style:font-size-complex="14pt"/>
    </style:style>
    <style:style style:name="T31" style:family="text">
      <style:text-properties fo:color="#000000" loext:opacity="100%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33" style:family="text">
      <style:text-properties style:font-name="Liberation Mono3" fo:font-size="18pt"/>
    </style:style>
    <style:style style:name="T34" style:family="text">
      <style:text-properties fo:color="#000000" loext:opacity="100%"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3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6pt" fo:language="ru" fo:country="RU" style:font-size-asian="26pt" style:font-size-complex="26pt"/>
    </style:style>
    <style:style style:name="T40" style:family="text">
      <style:text-properties fo:color="#000000" loext:opacity="100%" fo:font-size="6pt" fo:language="ru" fo:country="RU" style:font-size-asian="6pt" style:font-size-complex="6pt"/>
    </style:style>
    <style:style style:name="T41" style:family="text">
      <style:text-properties fo:color="#000000" loext:opacity="100%" style:font-name="Liberation Sans6" fo:font-size="14pt" fo:language="ru" fo:country="RU" style:font-size-asian="14pt" style:font-size-complex="14pt"/>
    </style:style>
    <style:style style:name="T42" style:family="text">
      <style:text-properties fo:color="#000000" loext:opacity="100%" style:font-name="Liberation Mono3" fo:font-size="12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</text:span><text:span text:style-name="T1">пл</text:span><text:span text:style-name="T1">ик</text:span><text:span text:style-name="T1">ац</text:span><text:span text:style-name="T1">ия</text:span><text:span text:style-name="T2"><text:line-break/></text:span><text:span text:style-name="T2">О</text:span><text:span text:style-name="T2">бз</text:span><text:span text:style-name="T2">ор </text:span><text:span text:style-name="T2">л</text:span><text:span text:style-name="T2">ог</text:span><text:span text:style-name="T2">ич</text:span><text:span text:style-name="T2">ес</text:span><text:span text:style-name="T2">ко</text:span><text:span text:style-name="T2">й </text:span><text:span text:style-name="T2">ре</text:span><text:span text:style-name="T2">пл</text:span><text:span text:style-name="T2">ик</text:span><text:span text:style-name="T2">а</text:span><text:span text:style-name="T2">ц</text:span><text:span text:style-name="T2">и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</text:span><text:span text:style-name="T4">ские </text:span><text:span text:style-name="T4">права</text:span></text:p>
              <text:p text:style-name="P5"><text:span text:style-name="T5">©</text:span><text:span text:style-name="T6"> </text:span><text:span text:style-name="T6">Postgr</text:span><text:span text:style-name="T6">es </text:span><text:span text:style-name="T6">Profess</text:span><text:span text:style-name="T6">ional, </text:span><text:span text:style-name="T6">2017</text:span><text:span text:style-name="T7">–</text:span><text:span text:style-name="T6">2024</text:span></text:p>
              <text:p text:style-name="P5"><text:span text:style-name="T6">Автор</text:span><text:span text:style-name="T6">ы: Егор </text:span><text:span text:style-name="T6">Рогов, </text:span><text:span text:style-name="T6">Павел </text:span><text:span text:style-name="T6">Лузано</text:span><text:span text:style-name="T6">в, Илья </text:span><text:span text:style-name="T6">Башта</text:span><text:span text:style-name="T6">нов, </text:span><text:span text:style-name="T6">Игорь </text:span><text:span text:style-name="T6">Гнатюк</text:span></text:p>
              <text:p text:style-name="P5"><text:span text:style-name="T7">Фото: </text:span><text:span text:style-name="T7">Олег </text:span><text:span text:style-name="T7">Бартун</text:span><text:span text:style-name="T7">ов </text:span><text:span text:style-name="T7">(монас</text:span><text:span text:style-name="T7">тырь </text:span><text:span text:style-name="T7">Пху и </text:span><text:span text:style-name="T7">пик </text:span><text:span text:style-name="T7">Бхрику</text:span><text:span text:style-name="T7">ти, </text:span><text:span text:style-name="T7">Непал)</text:span></text:p>
              <text:p text:style-name="P5"><text:span text:style-name="T6"/></text:p>
              <text:p text:style-name="P5"><text:span text:style-name="T8">Испол</text:span><text:span text:style-name="T8">ьзован</text:span><text:span text:style-name="T8">ие </text:span><text:span text:style-name="T8">матер</text:span><text:span text:style-name="T8">иалов </text:span><text:span text:style-name="T8">курса</text:span></text:p>
              <text:p text:style-name="P5"><text:span text:style-name="T6">Неком</text:span><text:span text:style-name="T6">мерчес</text:span><text:span text:style-name="T6">кое </text:span><text:span text:style-name="T6">исполь</text:span><text:span text:style-name="T6">зовани</text:span><text:span text:style-name="T6">е </text:span><text:span text:style-name="T6">матери</text:span><text:span text:style-name="T6">алов </text:span><text:span text:style-name="T6">курса </text:span><text:span text:style-name="T6">(презен</text:span><text:span text:style-name="T6">тации, </text:span><text:span text:style-name="T6">демонс</text:span><text:span text:style-name="T6">трации</text:span><text:span text:style-name="T6">) </text:span><text:span text:style-name="T6">разре</text:span><text:span text:style-name="T6">шается </text:span><text:span text:style-name="T6">без </text:span><text:span text:style-name="T6">ограни</text:span><text:span text:style-name="T6">чений. </text:span><text:span text:style-name="T6">Комме</text:span><text:span text:style-name="T6">рческо</text:span><text:span text:style-name="T6">е </text:span><text:span text:style-name="T6">исполь</text:span><text:span text:style-name="T6">зовани</text:span><text:span text:style-name="T6">е </text:span><text:span text:style-name="T6">возмож</text:span><text:span text:style-name="T6">но </text:span><text:span text:style-name="T6">только </text:span><text:span text:style-name="T6">с </text:span><text:span text:style-name="T6">письме</text:span><text:span text:style-name="T6">нного </text:span><text:span text:style-name="T6">разре</text:span><text:span text:style-name="T6">шения </text:span><text:span text:style-name="T6">компан</text:span><text:span text:style-name="T6">ии </text:span><text:span text:style-name="T6">Postgr</text:span><text:span text:style-name="T6">es </text:span><text:span text:style-name="T6">Profess</text:span><text:span text:style-name="T6">ional. </text:span><text:span text:style-name="T6">Запре</text:span><text:span text:style-name="T6">щается </text:span><text:span text:style-name="T6">внесен</text:span><text:span text:style-name="T6">ие </text:span><text:span text:style-name="T6">измене</text:span><text:span text:style-name="T6">ний в </text:span><text:span text:style-name="T6">матери</text:span><text:span text:style-name="T6">алы </text:span><text:span text:style-name="T6">курса.</text:span></text:p>
              <text:p text:style-name="P5"><text:span text:style-name="T6"/></text:p>
              <text:p text:style-name="P5"><text:span text:style-name="T8">Обрат</text:span><text:span text:style-name="T8">ная</text:span><text:span text:style-name="T9"> </text:span><text:span text:style-name="T8">связь</text:span></text:p>
              <text:p text:style-name="P6"><text:span text:style-name="T6">Отзыв</text:span><text:span text:style-name="T6">ы, </text:span><text:span text:style-name="T6">замеча</text:span><text:span text:style-name="T6">ния и </text:span><text:span text:style-name="T6">предло</text:span><text:span text:style-name="T6">жения </text:span><text:span text:style-name="T6">направ</text:span><text:span text:style-name="T6">ляйте </text:span><text:span text:style-name="T6">по </text:span><text:span text:style-name="T6">адресу</text:span><text:span text:style-name="T6">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</text:span><text:span text:style-name="T8">от </text:span><text:span text:style-name="T8">ответс</text:span><text:span text:style-name="T8">твенно</text:span><text:span text:style-name="T8">сти</text:span></text:p>
              <text:p text:style-name="P5"><text:span text:style-name="T6">Компан</text:span><text:span text:style-name="T6">ия </text:span><text:span text:style-name="T6">Postgr</text:span><text:span text:style-name="T6">es </text:span><text:span text:style-name="T6">Profess</text:span><text:span text:style-name="T6">ional </text:span><text:span text:style-name="T6">не </text:span><text:span text:style-name="T6">несет </text:span><text:span text:style-name="T6">никако</text:span><text:span text:style-name="T6">й </text:span><text:span text:style-name="T6">ответст</text:span><text:span text:style-name="T6">веннос</text:span><text:span text:style-name="T6">ти за </text:span><text:span text:style-name="T6">любые </text:span><text:span text:style-name="T6">повреж</text:span><text:span text:style-name="T6">дения </text:span><text:span text:style-name="T6">и </text:span><text:span text:style-name="T6">убытки</text:span><text:span text:style-name="T6">, </text:span><text:span text:style-name="T6">включа</text:span><text:span text:style-name="T6">я </text:span><text:span text:style-name="T6">потерю </text:span><text:span text:style-name="T6">дохода</text:span><text:span text:style-name="T6">, </text:span><text:span text:style-name="T6">нанесе</text:span><text:span text:style-name="T6">нные </text:span><text:span text:style-name="T6">прямы</text:span><text:span text:style-name="T6">м или </text:span><text:span text:style-name="T6">непрям</text:span><text:span text:style-name="T6">ым, </text:span><text:span text:style-name="T6">специа</text:span><text:span text:style-name="T6">льным </text:span><text:span text:style-name="T6">или </text:span><text:span text:style-name="T6">случай</text:span><text:span text:style-name="T6">ным </text:span><text:span text:style-name="T6">исполь</text:span><text:span text:style-name="T6">зовани</text:span><text:span text:style-name="T6">ем </text:span><text:span text:style-name="T6">матери</text:span><text:span text:style-name="T6">алов </text:span><text:span text:style-name="T6">курса. </text:span><text:span text:style-name="T6">Компан</text:span><text:span text:style-name="T6">ия </text:span><text:span text:style-name="T6">Postgr</text:span><text:span text:style-name="T6">es </text:span><text:span text:style-name="T6">Profess</text:span><text:span text:style-name="T6">ional </text:span><text:span text:style-name="T6">не </text:span><text:span text:style-name="T6">предос</text:span><text:span text:style-name="T6">тавляе</text:span><text:span text:style-name="T6">т </text:span><text:span text:style-name="T6">каких-</text:span><text:span text:style-name="T6">либо </text:span><text:span text:style-name="T6">гарант</text:span><text:span text:style-name="T6">ий на </text:span><text:span text:style-name="T6">матери</text:span><text:span text:style-name="T6">алы </text:span><text:span text:style-name="T6">курса. </text:span><text:span text:style-name="T6">Матер</text:span><text:span text:style-name="T6">иалы </text:span><text:span text:style-name="T6">курса </text:span><text:span text:style-name="T6">предос</text:span><text:span text:style-name="T6">тавляю</text:span><text:span text:style-name="T6">тся на </text:span><text:span text:style-name="T6">основе </text:span><text:span text:style-name="T6">принци</text:span><text:span text:style-name="T6">па «как </text:span><text:span text:style-name="T6">есть» </text:span><text:span text:style-name="T6">и </text:span><text:span text:style-name="T6">компан</text:span><text:span text:style-name="T6">ия </text:span><text:span text:style-name="T6">Postgr</text:span><text:span text:style-name="T6">es </text:span><text:span text:style-name="T6">Profess</text:span><text:span text:style-name="T6">ional </text:span><text:span text:style-name="T6">не </text:span><text:span text:style-name="T6">обязан</text:span><text:span text:style-name="T6">а </text:span><text:span text:style-name="T6">предос</text:span><text:span text:style-name="T6">тавлят</text:span><text:span text:style-name="T6">ь </text:span><text:span text:style-name="T6">сопров</text:span><text:span text:style-name="T6">ождени</text:span><text:span text:style-name="T6">е, </text:span><text:span text:style-name="T6">поддер</text:span><text:span text:style-name="T6">жку, </text:span><text:span text:style-name="T6">обновл</text:span><text:span text:style-name="T6">ения, </text:span><text:span text:style-name="T6">расши</text:span><text:span text:style-name="T6">рения </text:span><text:span text:style-name="T6">и </text:span><text:span text:style-name="T6">измене</text:span><text:span text:style-name="T6">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</text:span><text:span text:style-name="T10">м</text:span><text:span text:style-name="T10">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Логическая репликация</text:span></text:p>
                <text:p text:style-name="P9"><text:span text:style-name="T11">Публикации и подписчики</text:span></text:p>
              </text:list-item>
              <text:list-item>
                <text:p text:style-name="P9"><text:span text:style-name="T11">Уровни журнала</text:span></text:p>
                <text:p text:style-name="P9"><text:span text:style-name="T10">Обнаружение и разрешение конфликтов</text:span></text:p>
              </text:list-item>
              <text:list-item>
                <text:p><text:span text:style-name="T10">Особенности работы триггеров</text:span></text:p>
              </text:list-item>
              <text:list-item>
                <text:p><text:span text:style-name="T12">Задачи, решаемые с помощью логической репликации</text:span></text:p>
              </text:list-item>
              <text:list-item>
                <text:p text:style-name="P9"><text:span text:style-name="T11">Огранич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Л</text:span><text:span text:style-name="T10">ог</text:span><text:span text:style-name="T10">ич</text:span><text:span text:style-name="T10">ес</text:span><text:span text:style-name="T10">ка</text:span><text:span text:style-name="T10">я </text:span><text:span text:style-name="T10">ре</text:span><text:span text:style-name="T10">пл</text:span><text:span text:style-name="T10">ик</text:span><text:span text:style-name="T10">а</text:span><text:span text:style-name="T10">ц</text:span><text:span text:style-name="T10">ия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Механизм</text:span></text:p>
                <text:list>
                  <text:list-item>
                    <text:p text:style-name="P12"><text:span text:style-name="T14">публикующий сервер читает собственные журнальные записи, декодирует их в изменения строк данных и отправляет подписчикам</text:span></text:p>
                  </text:list-item>
                  <text:list-item>
                    <text:p text:style-name="P13"><text:span text:style-name="T14">сервер-подписчик применяет изменения к своим таблицам</text:span></text:p>
                  </text:list-item>
                </text:list>
              </text:list-item>
              <text:list-item>
                <text:p text:style-name="P9"><text:span text:style-name="T13">Особенности</text:span></text:p>
                <text:list>
                  <text:list-item>
                    <text:p text:style-name="P14"><text:span text:style-name="T14">публикация-подписка: поток данных возможен в обе стороны</text:span></text:p>
                  </text:list-item>
                  <text:list-item>
                    <text:p text:style-name="P14"><text:span text:style-name="T14">требуется совместимость на уровне протокола</text:span></text:p>
                  </text:list-item>
                  <text:list-item>
                    <text:p><text:span text:style-name="T14">возможна выборочная репликация</text:span><text:span text:style-name="T15"> отдельных таблиц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8" draw:layer="layout" svg:width="16.799cm" svg:height="14.121cm" svg:x="2.1cm" svg:y="14.107cm" presentation:class="notes" presentation:user-transformed="true">
            <draw:text-box>
              <text:p text:style-name="P16"><text:span text:style-name="T16">При </text:span><text:span text:style-name="T16">физич</text:span><text:span text:style-name="T16">еской </text:span><text:span text:style-name="T16">реплик</text:span><text:span text:style-name="T16">ации </text:span><text:span text:style-name="T16">только </text:span><text:span text:style-name="T16">один </text:span><text:span text:style-name="T16">сервер </text:span><text:span text:style-name="T16">(масте</text:span><text:span text:style-name="T16">р) </text:span><text:span text:style-name="T16">выполн</text:span><text:span text:style-name="T16">яет </text:span><text:span text:style-name="T16">измене</text:span><text:span text:style-name="T16">ния и </text:span><text:span text:style-name="T16">генери</text:span><text:span text:style-name="T16">рует </text:span><text:span text:style-name="T16">журнал</text:span><text:span text:style-name="T16">ьные </text:span><text:span text:style-name="T16">записи</text:span><text:span text:style-name="T16">. </text:span><text:span text:style-name="T16">Осталь</text:span><text:span text:style-name="T16">ные </text:span><text:span text:style-name="T16">сервер</text:span><text:span text:style-name="T16">ы </text:span><text:span text:style-name="T16">(репли</text:span><text:span text:style-name="T16">ки) </text:span><text:span text:style-name="T16">только </text:span><text:span text:style-name="T16">читают </text:span><text:span text:style-name="T16">журнал</text:span><text:span text:style-name="T16">ьные </text:span><text:span text:style-name="T16">записи </text:span><text:span text:style-name="T16">мастер</text:span><text:span text:style-name="T16">а и </text:span><text:span text:style-name="T16">примен</text:span><text:span text:style-name="T16">яют их.</text:span></text:p>
              <text:p text:style-name="P16"><text:span text:style-name="T16">При </text:span><text:span text:style-name="T16">логиче</text:span><text:span text:style-name="T16">ской </text:span><text:span text:style-name="T16">реплик</text:span><text:span text:style-name="T16">ации </text:span><text:span text:style-name="T16">все </text:span><text:span text:style-name="T16">сервер</text:span><text:span text:style-name="T16">ы </text:span><text:span text:style-name="T16">работа</text:span><text:span text:style-name="T16">ют в </text:span><text:span text:style-name="T16">обычн</text:span><text:span text:style-name="T16">ом </text:span><text:span text:style-name="T16">режим</text:span><text:span text:style-name="T16">е, </text:span><text:span text:style-name="T16">могут </text:span><text:span text:style-name="T16">изменя</text:span><text:span text:style-name="T16">ть </text:span><text:span text:style-name="T16">данны</text:span><text:span text:style-name="T16">е и </text:span><text:span text:style-name="T16">генери</text:span><text:span text:style-name="T16">ровать </text:span><text:span text:style-name="T16">собств</text:span><text:span text:style-name="T16">енные </text:span><text:span text:style-name="T16">журнал</text:span><text:span text:style-name="T16">ьные </text:span><text:span text:style-name="T16">записи</text:span><text:span text:style-name="T16">. </text:span><text:span text:style-name="T16">Любой </text:span><text:span text:style-name="T16">сервер </text:span><text:span text:style-name="T16">может </text:span><text:span text:style-name="T17">публик</text:span><text:span text:style-name="T17">овать</text:span><text:span text:style-name="T16"> </text:span><text:span text:style-name="T16">свои </text:span><text:span text:style-name="T16">измене</text:span><text:span text:style-name="T16">ния, а </text:span><text:span text:style-name="T16">другие </text:span><text:span text:style-name="T16">— </text:span><text:span text:style-name="T17">подпис</text:span><text:span text:style-name="T17">ывать</text:span><text:span text:style-name="T17">ся</text:span><text:span text:style-name="T16"> на </text:span><text:span text:style-name="T16">них. </text:span><text:span text:style-name="T16">При </text:span><text:span text:style-name="T16">этом </text:span><text:span text:style-name="T16">один и </text:span><text:span text:style-name="T16">тот же </text:span><text:span text:style-name="T16">сервер </text:span><text:span text:style-name="T16">может </text:span><text:span text:style-name="T16">как </text:span><text:span text:style-name="T16">публик</text:span><text:span text:style-name="T16">овать </text:span><text:span text:style-name="T16">измене</text:span><text:span text:style-name="T16">ния, </text:span><text:span text:style-name="T16">так и </text:span><text:span text:style-name="T16">подпис</text:span><text:span text:style-name="T16">ыватьс</text:span><text:span text:style-name="T16">я на </text:span><text:span text:style-name="T16">другие. </text:span><text:span text:style-name="T16">Это </text:span><text:span text:style-name="T16">позвол</text:span><text:span text:style-name="T16">яет </text:span><text:span text:style-name="T16">органи</text:span><text:span text:style-name="T16">зовать </text:span><text:span text:style-name="T16">произв</text:span><text:span text:style-name="T16">ольные </text:span><text:span text:style-name="T16">потоки </text:span><text:span text:style-name="T16">данных </text:span><text:span text:style-name="T16">между </text:span><text:span text:style-name="T16">сервер</text:span><text:span text:style-name="T16">ами.</text:span></text:p>
              <text:p text:style-name="P16"><text:span text:style-name="T18">Публик</text:span><text:span text:style-name="T18">ующий </text:span><text:span text:style-name="T18">сервер </text:span><text:span text:style-name="T18">читает </text:span><text:span text:style-name="T18">собств</text:span><text:span text:style-name="T18">енные </text:span><text:span text:style-name="T18">журнал</text:span><text:span text:style-name="T18">ьные </text:span><text:span text:style-name="T18">записи</text:span><text:span text:style-name="T18">, но не </text:span><text:span text:style-name="T18">перес</text:span><text:span text:style-name="T18">ылает </text:span><text:span text:style-name="T18">их </text:span><text:span text:style-name="T18">подпис</text:span><text:span text:style-name="T18">чикам </text:span><text:span text:style-name="T18">в </text:span><text:span text:style-name="T18">исходн</text:span><text:span text:style-name="T18">ом </text:span><text:span text:style-name="T18">виде </text:span><text:span text:style-name="T18">(как </text:span><text:span text:style-name="T18">при </text:span><text:span text:style-name="T18">физич</text:span><text:span text:style-name="T18">еской </text:span><text:span text:style-name="T18">реплик</text:span><text:span text:style-name="T18">ации), </text:span><text:span text:style-name="T18">а </text:span><text:span text:style-name="T18">предва</text:span><text:span text:style-name="T18">ритель</text:span><text:span text:style-name="T18">но </text:span><text:span text:style-name="T18">декоди</text:span><text:span text:style-name="T18">рует их </text:span><text:span text:style-name="T18">в </text:span><text:span text:style-name="T18">«логич</text:span><text:span text:style-name="T18">еский»</text:span><text:span text:style-name="T18">, </text:span><text:span text:style-name="T18">незави</text:span><text:span text:style-name="T18">симый </text:span><text:span text:style-name="T18">от </text:span><text:span text:style-name="T18">платф</text:span><text:span text:style-name="T18">ормы и </text:span><text:span text:style-name="T18">версии </text:span><text:span text:style-name="T18">Postgr</text:span><text:span text:style-name="T18">eSQL </text:span><text:span text:style-name="T18">вид. </text:span><text:span text:style-name="T18">Поэтом</text:span><text:span text:style-name="T18">у для </text:span><text:span text:style-name="T18">логиче</text:span><text:span text:style-name="T18">ской </text:span><text:span text:style-name="T18">реплик</text:span><text:span text:style-name="T18">ации </text:span><text:span text:style-name="T18">обычн</text:span><text:span text:style-name="T18">о не </text:span><text:span text:style-name="T18">нужна </text:span><text:span text:style-name="T18">двоичн</text:span><text:span text:style-name="T18">ая </text:span><text:span text:style-name="T18">совмес</text:span><text:span text:style-name="T18">тимост</text:span><text:span text:style-name="T18">ь, </text:span><text:span text:style-name="T18">реплик</text:span><text:span text:style-name="T18">а </text:span><text:span text:style-name="T18">должна </text:span><text:span text:style-name="T18">лишь </text:span><text:span text:style-name="T18">понима</text:span><text:span text:style-name="T18">ть </text:span><text:span text:style-name="T18">проток</text:span><text:span text:style-name="T18">ол </text:span><text:span text:style-name="T18">реплик</text:span><text:span text:style-name="T18">ации. </text:span><text:span text:style-name="T18">Также </text:span><text:span text:style-name="T18">можно </text:span><text:span text:style-name="T18">получа</text:span><text:span text:style-name="T18">ть и </text:span><text:span text:style-name="T18">примен</text:span><text:span text:style-name="T18">ять </text:span><text:span text:style-name="T18">измене</text:span><text:span text:style-name="T18">ния </text:span><text:span text:style-name="T16">не </text:span><text:span text:style-name="T16">всех </text:span><text:span text:style-name="T16">объект</text:span><text:span text:style-name="T16">ов, а </text:span><text:span text:style-name="T16">только </text:span><text:span text:style-name="T16">отдель</text:span><text:span text:style-name="T16">ных </text:span><text:span text:style-name="T16">таблиц</text:span><text:span text:style-name="T16">.</text:span></text:p>
              <text:p text:style-name="P17"><text:span text:style-name="T19"><text:a xlink:href="https://postgrespro.ru/docs/postgresql/16/logical-replication" xlink:type="simple">https://postgrespro.ru/docs/postgresql/16/logical-replication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20.39cm" svg:height="3.473cm" svg:x="1.2cm" svg:y="0.737cm" presentation:class="title" presentation:user-transformed="true">
          <draw:text-box>
            <text:p><text:span text:style-name="T10">Л</text:span><text:span text:style-name="T10">ог</text:span><text:span text:style-name="T10">ич</text:span><text:span text:style-name="T10">ес</text:span><text:span text:style-name="T10">ка</text:span><text:span text:style-name="T10">я </text:span><text:span text:style-name="T10">ре</text:span><text:span text:style-name="T10">пл</text:span><text:span text:style-name="T10">ик</text:span><text:span text:style-name="T10">а</text:span><text:span text:style-name="T10">ц</text:span><text:span text:style-name="T10">ия</text:span></text:p>
          </draw:text-box>
        </draw:frame>
        <draw:custom-shape draw:style-name="gr3" draw:text-style-name="P19" draw:layer="layout" svg:width="0.5cm" svg:height="6.974cm" draw:transform="rotate (-1.5707963267949) translate (14.478cm 10.104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9" draw:layer="layout" svg:width="1.4cm" svg:height="1.1cm" draw:transform="rotate (-1.5707963267949) translate (5.358cm 9.65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9" draw:layer="layout" svg:width="3.012cm" svg:height="2.636cm" svg:x="3.511cm" svg:y="6.61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0" draw:layer="layout" svg:width="3.012cm" svg:height="1.613cm" draw:transform="rotate (-3.14159265358979) translate (6.524cm 9.25cm)" svg:viewBox="0 0 3013 1614" svg:d="M3013 1614v-1199c0-208-753-415-1506-415s-1507 207-1507 415v1199c0-208 754-415 1507-415s1506 207 1506 415z">
          <text:p/>
        </draw:path>
        <draw:path draw:style-name="gr7" draw:text-style-name="P21" draw:layer="layout" svg:width="3.008cm" svg:height="0.822cm" svg:x="3.513cm" svg:y="7.229cm" svg:viewBox="0 0 3009 823" svg:d="M3009 407c0 208-754 416-1507 416-721 0-1443-191-1502-390v-18c0-208 753-415 1506-415 721 0 1444 190 1503 389z">
          <text:p/>
        </draw:path>
        <draw:frame draw:style-name="gr8" draw:text-style-name="P23" draw:layer="layout" svg:width="3.194cm" svg:height="1.199cm" svg:x="3.428cm" svg:y="5.38cm">
          <draw:text-box>
            <text:p text:style-name="P22"><text:span text:style-name="T20">публику</text:span><text:span text:style-name="T20">ющий</text:span><text:span text:style-name="T20"><text:line-break/></text:span><text:span text:style-name="T20">сервер</text:span></text:p>
          </draw:text-box>
        </draw:frame>
        <draw:frame draw:style-name="gr9" draw:text-style-name="P25" draw:layer="layout" svg:width="2.729cm" svg:height="1.047cm" svg:x="1.628cm" svg:y="9.863cm">
          <draw:text-box>
            <text:p text:style-name="P24"><text:span text:style-name="T21">select, </text:span><text:span text:style-name="T21">insert</text:span></text:p>
            <text:p text:style-name="P24"><text:span text:style-name="T21">update, </text:span><text:span text:style-name="T21">delete</text:span></text:p>
          </draw:text-box>
        </draw:frame>
        <draw:frame draw:style-name="gr10" draw:text-style-name="P23" draw:layer="layout" svg:width="2.517cm" svg:height="0.725cm" svg:x="17.728cm" svg:y="5.764cm">
          <draw:text-box>
            <text:p text:style-name="P22"><text:span text:style-name="T20">подписч</text:span><text:span text:style-name="T20">ик</text:span></text:p>
          </draw:text-box>
        </draw:frame>
        <draw:custom-shape draw:style-name="gr11" draw:text-style-name="P27" draw:layer="layout" svg:width="2.1cm" svg:height="0.9cm" svg:x="5.504cm" svg:y="9.904cm">
          <text:p text:style-name="P26"><text:span text:style-name="T21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3.012cm" svg:height="2.636cm" svg:x="17.512cm" svg:y="6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12" draw:text-style-name="P28" draw:layer="layout" svg:width="3.008cm" svg:height="0.822cm" svg:x="17.512cm" svg:y="7.532cm" svg:viewBox="0 0 3009 823" svg:d="M3009 407c0 208-754 416-1507 416-721 0-1443-191-1502-390v-18c0-208 753-415 1506-415 721 0 1444 190 1503 389z">
          <text:p/>
        </draw:path>
        <draw:path draw:style-name="gr13" draw:text-style-name="P29" draw:layer="layout" svg:width="3.012cm" svg:height="1.316cm" svg:x="17.512cm" svg:y="7.932cm" svg:viewBox="0 0 3013 1317" svg:d="M1506 416c753 0 1507-208 1507-416v901c0 208-754 416-1507 416s-1506-208-1506-416v-901c0 208 753 416 1506 416z">
          <text:p/>
        </draw:path>
        <draw:frame draw:style-name="gr14" draw:text-style-name="P30" draw:layer="layout" svg:width="2.907cm" svg:height="0.649cm" svg:x="3.528cm" svg:y="12.065cm">
          <draw:text-box>
            <text:p text:style-name="P22"><text:span text:style-name="T22">сегменты</text:span><text:span text:style-name="T21"> </text:span><text:span text:style-name="T21">WAL</text:span></text:p>
          </draw:text-box>
        </draw:frame>
        <draw:custom-shape draw:style-name="gr15" draw:text-style-name="P20" draw:layer="layout" svg:width="0.377cm" svg:height="0.527cm" svg:x="3.487cm" svg:y="11.4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0.301cm" svg:height="0.527cm" svg:x="3.864cm" svg:y="11.4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3.012cm" svg:height="0.527cm" svg:x="3.487cm" svg:y="11.477cm">
          <text:p/>
          <draw:enhanced-geometry svg:viewBox="0 0 21600 21600" draw:type="rectangle" draw:enhanced-path="M 0 0 L 21600 0 21600 21600 0 21600 0 0 Z N"/>
        </draw:custom-shape>
        <draw:line draw:style-name="gr17" draw:text-style-name="P32" draw:layer="layout" svg:x1="4.24cm" svg:y1="11.74cm" svg:x2="4.767cm" svg:y2="11.74cm">
          <text:p/>
        </draw:line>
        <draw:custom-shape draw:style-name="gr18" draw:text-style-name="P29" draw:layer="layout" svg:width="0.377cm" svg:height="0.527cm" svg:x="17.581cm" svg:y="11.3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01cm" svg:height="0.527cm" svg:x="17.951cm" svg:y="11.3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3.012cm" svg:height="0.527cm" svg:x="17.582cm" svg:y="11.3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.4cm" svg:height="1.1cm" draw:transform="rotate (-1.5707963267949) translate (20.352cm 9.659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9" draw:text-style-name="P33" draw:layer="layout" svg:width="2.729cm" svg:height="1.047cm" svg:x="20.33cm" svg:y="9.813cm">
          <draw:text-box>
            <text:p text:style-name="P1"><text:span text:style-name="T21">select, </text:span><text:span text:style-name="T21">insert</text:span></text:p>
            <text:p text:style-name="P1"><text:span text:style-name="T21">update, </text:span><text:span text:style-name="T21">delete</text:span></text:p>
          </draw:text-box>
        </draw:frame>
        <draw:line draw:style-name="gr17" draw:text-style-name="P32" draw:layer="layout" svg:x1="18.401cm" svg:y1="11.658cm" svg:x2="18.928cm" svg:y2="11.658cm">
          <text:p/>
        </draw:line>
        <draw:frame draw:style-name="gr14" draw:text-style-name="P30" draw:layer="layout" svg:width="2.907cm" svg:height="0.649cm" svg:x="17.627cm" svg:y="11.961cm">
          <draw:text-box>
            <text:p text:style-name="P22"><text:span text:style-name="T21">сегменты </text:span><text:span text:style-name="T21">WAL</text:span></text:p>
          </draw:text-box>
        </draw:frame>
        <draw:custom-shape draw:style-name="gr4" draw:text-style-name="P19" draw:layer="layout" svg:width="1.4cm" svg:height="1.1cm" draw:transform="rotate (-1.5707963267949) translate (18.958cm 9.659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9" draw:text-style-name="P27" draw:layer="layout" svg:width="3.173cm" svg:height="0.9cm" svg:x="14.732cm" svg:y="9.905cm">
          <text:p text:style-name="P26"><text:span text:style-name="T21">logical replication</text:span><text:span text:style-name="T21"><text:line-break/></text:span><text:span text:style-name="T21"> 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4" draw:layer="layout" svg:width="3.13cm" svg:height="1.666cm" svg:x="6.722cm" svg:y="5.646cm">
          <text:p text:style-name="P26"><text:span text:style-name="T22">или его</text:span><text:span text:style-name="T22"><text:line-break/></text:span><text:span text:style-name="T22">физическая</text:span><text:span text:style-name="T22"><text:line-break/></text:span><text:span text:style-name="T22">реплик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82.912807409773 9653.269346130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5" draw:layer="layout" svg:width="16.799cm" svg:height="13.411cm" svg:x="2.1cm" svg:y="14.107cm" presentation:class="notes" presentation:user-transformed="true">
            <draw:text-box>
              <text:p text:style-name="P16"><text:span text:style-name="T6">На </text:span><text:span text:style-name="T6">публик</text:span><text:span text:style-name="T6">ующем </text:span><text:span text:style-name="T6">сервер</text:span><text:span text:style-name="T6">е </text:span><text:span text:style-name="T6">процес</text:span><text:span text:style-name="T6">с </text:span><text:span text:style-name="T6">wal_se</text:span><text:span text:style-name="T6">nder </text:span><text:span text:style-name="T6">форми</text:span><text:span text:style-name="T6">рует </text:span><text:span text:style-name="T6">журнал</text:span><text:span text:style-name="T6">ьные </text:span><text:span text:style-name="T6">записи</text:span><text:span text:style-name="T6">, </text:span><text:span text:style-name="T6">отража</text:span><text:span text:style-name="T6">ющие </text:span><text:span text:style-name="T6">измене</text:span><text:span text:style-name="T6">ния в </text:span><text:span text:style-name="T6">публик</text:span><text:span text:style-name="T6">уемых </text:span><text:span text:style-name="T6">данных</text:span><text:span text:style-name="T6">, а </text:span><text:span text:style-name="T6">фонов</text:span><text:span text:style-name="T6">ый </text:span><text:span text:style-name="T6">процес</text:span><text:span text:style-name="T6">с </text:span><text:span text:style-name="T6">logical </text:span><text:span text:style-name="T6">replicati</text:span><text:span text:style-name="T6">on </text:span><text:span text:style-name="T6">worker </text:span><text:span text:style-name="T6">на </text:span><text:span text:style-name="T6">сервер</text:span><text:span text:style-name="T6">е-</text:span><text:span text:style-name="T6">подпис</text:span><text:span text:style-name="T6">чике </text:span><text:span text:style-name="T6">получа</text:span><text:span text:style-name="T6">ет </text:span><text:span text:style-name="T6">инфор</text:span><text:span text:style-name="T6">мацию </text:span><text:span text:style-name="T6">от </text:span><text:span text:style-name="T6">публик</text:span><text:span text:style-name="T6">ующег</text:span><text:span text:style-name="T6">о </text:span><text:span text:style-name="T6">сервер</text:span><text:span text:style-name="T6">а и </text:span><text:span text:style-name="T6">примен</text:span><text:span text:style-name="T6">яет ее.</text:span></text:p>
              <text:p text:style-name="P16"><text:span text:style-name="T6">Подпис</text:span><text:span text:style-name="T6">чик </text:span><text:span text:style-name="T6">может </text:span><text:span text:style-name="T6">получа</text:span><text:span text:style-name="T6">ть </text:span><text:span text:style-name="T6">измене</text:span><text:span text:style-name="T6">ния не </text:span><text:span text:style-name="T6">только </text:span><text:span text:style-name="T6">напрям</text:span><text:span text:style-name="T6">ую</text:span><text:span text:style-name="T6"><text:line-break/></text:span><text:span text:style-name="T6">с </text:span><text:span text:style-name="T6">публик</text:span><text:span text:style-name="T6">ующег</text:span><text:span text:style-name="T6">о </text:span><text:span text:style-name="T6">сервер</text:span><text:span text:style-name="T6">а, но и </text:span><text:span text:style-name="T6">с его </text:span><text:span text:style-name="T6">физич</text:span><text:span text:style-name="T6">еской </text:span><text:span text:style-name="T6">реплик</text:span><text:span text:style-name="T6">и. В </text:span><text:span text:style-name="T6">этом</text:span><text:span text:style-name="T6"><text:line-break/></text:span><text:span text:style-name="T6">случае </text:span><text:span text:style-name="T6">отправ</text:span><text:span text:style-name="T6">ку </text:span><text:span text:style-name="T6">измене</text:span><text:span text:style-name="T6">ний </text:span><text:span text:style-name="T6">подпис</text:span><text:span text:style-name="T6">чику </text:span><text:span text:style-name="T6">выполн</text:span><text:span text:style-name="T6">яет </text:span><text:span text:style-name="T6">процес</text:span><text:span text:style-name="T6">с </text:span><text:span text:style-name="T6">wal_se</text:span><text:span text:style-name="T6">nder </text:span><text:span text:style-name="T6">физич</text:span><text:span text:style-name="T6">еской </text:span><text:span text:style-name="T6">реплик</text:span><text:span text:style-name="T6">и. </text:span><text:span text:style-name="T6">Такая </text:span><text:span text:style-name="T6">схема </text:span><text:span text:style-name="T6">работы </text:span><text:span text:style-name="T6">полезн</text:span><text:span text:style-name="T6">а для </text:span><text:span text:style-name="T6">умень</text:span><text:span text:style-name="T6">шения </text:span><text:span text:style-name="T6">нагрузк</text:span><text:span text:style-name="T6">и на </text:span><text:span text:style-name="T6">публик</text:span><text:span text:style-name="T6">ующий </text:span><text:span text:style-name="T6">сервер</text:span><text:span text:style-name="T6">.</text:span></text:p>
              <text:p text:style-name="P16"><text:span text:style-name="T19"><text:a xlink:href="https://postgrespro.ru/docs/postgresql/16/logical-replication-publication" xlink:type="simple">https://postgrespro.ru/docs/postgresql/16/logical-replication-publication</text:a></text:span></text:p>
              <text:p text:style-name="P16"><text:span text:style-name="T19">https://</text:span><text:span text:style-name="T19">postgre</text:span><text:span text:style-name="T19">spro.ru/</text:span><text:span text:style-name="T19">docs/</text:span><text:span text:style-name="T19">postgre</text:span><text:span text:style-name="T19">sql/16/</text:span><text:span text:style-name="T19">logical-</text:span><text:span text:style-name="T19">replicati</text:span><text:span text:style-name="T19">on-</text:span><text:span text:style-name="T19">subscri</text:span><text:span text:style-name="T19">ption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20.39cm" svg:height="2.057cm" svg:x="1.2cm" svg:y="0.737cm" presentation:class="title" presentation:user-transformed="true">
          <draw:text-box>
            <text:p><text:span text:style-name="T10">П</text:span><text:span text:style-name="T10">уб</text:span><text:span text:style-name="T10">л</text:span><text:span text:style-name="T10">ик</text:span><text:span text:style-name="T10">а</text:span><text:span text:style-name="T10">ц</text:span><text:span text:style-name="T10">ии </text:span><text:span text:style-name="T10">и </text:span><text:span text:style-name="T10">по</text:span><text:span text:style-name="T10">дп</text:span><text:span text:style-name="T10">ис</text:span><text:span text:style-name="T10">к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Публикация</text:span></text:p>
                <text:list>
                  <text:list-item>
                    <text:p text:style-name="P14"><text:span text:style-name="T24">включает одну или несколько таблиц базы данных</text:span></text:p>
                  </text:list-item>
                  <text:list-item>
                    <text:p text:style-name="P14"><text:span text:style-name="T24">можно указать столбцы и фильтр для строк</text:span></text:p>
                  </text:list-item>
                  <text:list-item>
                    <text:p text:style-name="P14"><text:span text:style-name="T24">обрабатывает команды INSERT, UPDATE, DELETE, TRUNCATE</text:span></text:p>
                  </text:list-item>
                  <text:list-item>
                    <text:p text:style-name="P14"><text:span text:style-name="T24">выдает изменения построчно после фиксации транзакции</text:span></text:p>
                  </text:list-item>
                  <text:list-item>
                    <text:p text:style-name="P36"><text:span text:style-name="T24">использует слот логической репликации</text:span></text:p>
                  </text:list-item>
                </text:list>
              </text:list-item>
              <text:list-item>
                <text:p text:style-name="P9"><text:span text:style-name="T23">Подписка</text:span></text:p>
                <text:list>
                  <text:list-item>
                    <text:p text:style-name="P37"><text:span text:style-name="T14">получает и применяет изменения</text:span></text:p>
                  </text:list-item>
                  <text:list-item>
                    <text:p text:style-name="P37"><text:span text:style-name="T14">возможна начальная синхронизация</text:span></text:p>
                  </text:list-item>
                  <text:list-item>
                    <text:p text:style-name="P37"><text:span text:style-name="T14">без разбора, переписывания и планирования — сразу выполнение</text:span></text:p>
                  </text:list-item>
                  <text:list-item>
                    <text:p text:style-name="P37"><text:span text:style-name="T14">возможны конфликты с локальными данным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35" draw:layer="layout" svg:width="16.799cm" svg:height="15.276cm" svg:x="2.1cm" svg:y="14.107cm" presentation:class="notes" presentation:user-transformed="true">
            <draw:text-box>
              <text:p text:style-name="P16"><text:span text:style-name="T25">Логиче</text:span><text:span text:style-name="T25">ская </text:span><text:span text:style-name="T25">реплик</text:span><text:span text:style-name="T25">ация </text:span><text:span text:style-name="T25">исполь</text:span><text:span text:style-name="T25">зует </text:span><text:span text:style-name="T25">модель </text:span><text:span text:style-name="T25">«публи</text:span><text:span text:style-name="T25">кация-</text:span><text:span text:style-name="T25">подпис</text:span><text:span text:style-name="T25">ка».</text:span></text:p>
              <text:p text:style-name="P16"><text:span text:style-name="T25">На </text:span><text:span text:style-name="T25">одном </text:span><text:span text:style-name="T25">сервер</text:span><text:span text:style-name="T25">е </text:span><text:span text:style-name="T25">создае</text:span><text:span text:style-name="T25">тся </text:span><text:span text:style-name="T26">публик</text:span><text:span text:style-name="T26">ация,</text:span><text:span text:style-name="T25"> </text:span><text:span text:style-name="T25">котора</text:span><text:span text:style-name="T25">я </text:span><text:span text:style-name="T25">может </text:span><text:span text:style-name="T25">включа</text:span><text:span text:style-name="T25">ть ряд </text:span><text:span text:style-name="T25">таблиц </text:span><text:span text:style-name="T25">одной </text:span><text:span text:style-name="T25">базы </text:span><text:span text:style-name="T25">данных</text:span><text:span text:style-name="T25">. </text:span><text:span text:style-name="T25">Начина</text:span><text:span text:style-name="T25">я с </text:span><text:span text:style-name="T25">версии </text:span><text:span text:style-name="T25">15 </text:span><text:span text:style-name="T25">можно </text:span><text:span text:style-name="T25">опубли</text:span><text:span text:style-name="T25">ковать </text:span><text:span text:style-name="T25">только </text:span><text:span text:style-name="T25">часть </text:span><text:span text:style-name="T25">данных </text:span><text:span text:style-name="T25">таблиц</text:span><text:span text:style-name="T25">ы: </text:span><text:span text:style-name="T25">указат</text:span><text:span text:style-name="T25">ь </text:span><text:span text:style-name="T25">набор </text:span><text:span text:style-name="T25">столбц</text:span><text:span text:style-name="T25">ов и </text:span><text:span text:style-name="T25">задать </text:span><text:span text:style-name="T25">услови</text:span><text:span text:style-name="T25">е </text:span><text:span text:style-name="T25">фильтр</text:span><text:span text:style-name="T25">ации </text:span><text:span text:style-name="T25">для </text:span><text:span text:style-name="T25">строк. </text:span><text:span text:style-name="T25">Другие </text:span><text:span text:style-name="T25">сервер</text:span><text:span text:style-name="T25">ы </text:span><text:span text:style-name="T25">могут </text:span><text:span text:style-name="T26">подпис</text:span><text:span text:style-name="T26">ывать</text:span><text:span text:style-name="T26">ся</text:span><text:span text:style-name="T27"> на </text:span><text:span text:style-name="T27">эту </text:span><text:span text:style-name="T27">публик</text:span><text:span text:style-name="T27">ацию:</text:span><text:span text:style-name="T6"> </text:span><text:span text:style-name="T6">получа</text:span><text:span text:style-name="T6">ть и </text:span><text:span text:style-name="T6">примен</text:span><text:span text:style-name="T6">ять </text:span><text:span text:style-name="T6">измене</text:span><text:span text:style-name="T6">ния.</text:span></text:p>
              <text:p text:style-name="P16"><text:span text:style-name="T6">Реплиц</text:span><text:span text:style-name="T6">ируютс</text:span><text:span text:style-name="T6">я </text:span><text:span text:style-name="T6">только </text:span><text:span text:style-name="T6">измене</text:span><text:span text:style-name="T6">нные </text:span><text:span text:style-name="T6">строки </text:span><text:span text:style-name="T6">таблиц </text:span><text:span text:style-name="T6">(а не </text:span><text:span text:style-name="T6">команд</text:span><text:span text:style-name="T6">ы </text:span><text:span text:style-name="T6">SQL). <text:s/></text:span><text:span text:style-name="T6">Коман</text:span><text:span text:style-name="T6">ды </text:span><text:span text:style-name="T6">DDL не </text:span><text:span text:style-name="T6">переда</text:span><text:span text:style-name="T6">ются; </text:span><text:span text:style-name="T6">таблиц</text:span><text:span text:style-name="T6">ы-</text:span><text:span text:style-name="T6">приемн</text:span><text:span text:style-name="T6">ики на </text:span><text:span text:style-name="T6">подпис</text:span><text:span text:style-name="T6">чике </text:span><text:span text:style-name="T6">надо </text:span><text:span text:style-name="T6">создав</text:span><text:span text:style-name="T6">ать </text:span><text:span text:style-name="T6">вручну</text:span><text:span text:style-name="T6">ю. Но </text:span><text:span text:style-name="T6">есть </text:span><text:span text:style-name="T6">возмож</text:span><text:span text:style-name="T6">ность </text:span><text:span text:style-name="T6">автома</text:span><text:span text:style-name="T6">тическ</text:span><text:span text:style-name="T6">ой </text:span><text:span text:style-name="T6">началь</text:span><text:span text:style-name="T6">ной </text:span><text:span text:style-name="T6">синхро</text:span><text:span text:style-name="T6">низаци</text:span><text:span text:style-name="T6">и </text:span><text:span text:style-name="T6">содерж</text:span><text:span text:style-name="T6">имого </text:span><text:span text:style-name="T6">таблиц </text:span><text:span text:style-name="T6">при </text:span><text:span text:style-name="T6">создан</text:span><text:span text:style-name="T6">ии </text:span><text:span text:style-name="T6">подпис</text:span><text:span text:style-name="T6">ки.</text:span></text:p>
              <text:p text:style-name="P16"><text:span text:style-name="T27">После </text:span><text:span text:style-name="T27">фикса</text:span><text:span text:style-name="T27">ции </text:span><text:span text:style-name="T27">транза</text:span><text:span text:style-name="T27">кции </text:span><text:span text:style-name="T27">инфор</text:span><text:span text:style-name="T27">мация </text:span><text:span text:style-name="T27">о </text:span><text:span text:style-name="T27">строка</text:span><text:span text:style-name="T27">х, </text:span><text:span text:style-name="T27">которы</text:span><text:span text:style-name="T27">е она </text:span><text:span text:style-name="T27">измени</text:span><text:span text:style-name="T27">ла, </text:span><text:span text:style-name="T27">извлек</text:span><text:span text:style-name="T27">ается </text:span><text:span text:style-name="T27">из </text:span><text:span text:style-name="T27">записе</text:span><text:span text:style-name="T27">й WAL </text:span><text:span text:style-name="T27">на </text:span><text:span text:style-name="T27">сервер</text:span><text:span text:style-name="T27">е </text:span><text:span text:style-name="T27">публик</text:span><text:span text:style-name="T27">ации </text:span><text:span text:style-name="T27">— эта </text:span><text:span text:style-name="T27">процед</text:span><text:span text:style-name="T27">ура </text:span><text:span text:style-name="T27">называ</text:span><text:span text:style-name="T27">ется </text:span><text:span text:style-name="T26">логиче</text:span><text:span text:style-name="T26">ским </text:span><text:span text:style-name="T26">декоди</text:span><text:span text:style-name="T26">ровани</text:span><text:span text:style-name="T26">ем</text:span><text:span text:style-name="T27">. </text:span><text:span text:style-name="T27">Сформ</text:span><text:span text:style-name="T27">ирован</text:span><text:span text:style-name="T27">ные </text:span><text:span text:style-name="T27">сообщ</text:span><text:span text:style-name="T27">ения </text:span><text:span text:style-name="T27">перес</text:span><text:span text:style-name="T27">ылают</text:span><text:span text:style-name="T27">ся </text:span><text:span text:style-name="T27">подпис</text:span><text:span text:style-name="T27">ке по </text:span><text:span text:style-name="T27">проток</text:span><text:span text:style-name="T27">олу </text:span><text:span text:style-name="T27">реплик</text:span><text:span text:style-name="T27">ации</text:span><text:span text:style-name="T27"><text:line-break/></text:span><text:span text:style-name="T27">в </text:span><text:span text:style-name="T27">форма</text:span><text:span text:style-name="T27">те, </text:span><text:span text:style-name="T27">незави</text:span><text:span text:style-name="T27">симом </text:span><text:span text:style-name="T27">от </text:span><text:span text:style-name="T27">платф</text:span><text:span text:style-name="T27">ормы и </text:span><text:span text:style-name="T27">версии </text:span><text:span text:style-name="T27">сервер</text:span><text:span text:style-name="T27">а.</text:span></text:p>
              <text:p text:style-name="P16"><text:span text:style-name="T6">Приме</text:span><text:span text:style-name="T6">нение </text:span><text:span text:style-name="T6">измене</text:span><text:span text:style-name="T6">ний </text:span><text:span text:style-name="T6">происх</text:span><text:span text:style-name="T6">одит </text:span><text:span text:style-name="T6">без </text:span><text:span text:style-name="T6">выполн</text:span><text:span text:style-name="T6">ения </text:span><text:span text:style-name="T6">команд </text:span><text:span text:style-name="T6">SQL</text:span><text:span text:style-name="T6"><text:line-break/></text:span><text:span text:style-name="T6">и </text:span><text:span text:style-name="T6">связан</text:span><text:span text:style-name="T6">ных с </text:span><text:span text:style-name="T6">этим </text:span><text:span text:style-name="T6">наклад</text:span><text:span text:style-name="T6">ных </text:span><text:span text:style-name="T6">расход</text:span><text:span text:style-name="T6">ов на </text:span><text:span text:style-name="T6">разбор </text:span><text:span text:style-name="T6">и </text:span><text:span text:style-name="T6">планир</text:span><text:span text:style-name="T6">ование</text:span><text:span text:style-name="T6">.</text:span><text:span text:style-name="T6"><text:line-break/></text:span><text:span text:style-name="T6">С </text:span><text:span text:style-name="T6">другой </text:span><text:span text:style-name="T6">сторон</text:span><text:span text:style-name="T6">ы, </text:span><text:span text:style-name="T6">результ</text:span><text:span text:style-name="T6">ат </text:span><text:span text:style-name="T6">выполн</text:span><text:span text:style-name="T6">ения </text:span><text:span text:style-name="T6">одной </text:span><text:span text:style-name="T6">команд</text:span><text:span text:style-name="T6">ы SQL </text:span><text:span text:style-name="T6">может </text:span><text:span text:style-name="T6">превра</text:span><text:span text:style-name="T6">титься </text:span><text:span text:style-name="T6">в </text:span><text:span text:style-name="T6">множе</text:span><text:span text:style-name="T6">ство </text:span><text:span text:style-name="T6">одност</text:span><text:span text:style-name="T6">рочных </text:span><text:span text:style-name="T6">измене</text:span><text:span text:style-name="T6">ний.</text:span></text:p>
              <text:p text:style-name="P16"><text:span text:style-name="T19"><text:a xlink:href="https://postgrespro.ru/docs/postgresql/16/logical-replication" xlink:type="simple">https://postgrespro.ru/docs/postgresql/16/logical-replication</text:a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</text:span><text:span text:style-name="T10">ро</text:span><text:span text:style-name="T10">вн</text:span><text:span text:style-name="T10">и </text:span><text:span text:style-name="T10">ж</text:span><text:span text:style-name="T10">ур</text:span><text:span text:style-name="T10">на</text:span><text:span text:style-name="T10">л</text:span><text:span text:style-name="T10">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38"><text:span text:style-name="T11">Параметр </text:span><text:span text:style-name="T28">wal_level</text:span></text:p>
              </text:list-header>
              <text:list-item>
                <text:p text:style-name="P39"><text:span text:style-name="T11">minimal</text:span><text:span text:style-name="T11"><text:tab/></text:span><text:span text:style-name="T11">&lt;</text:span><text:span text:style-name="T11"><text:tab/></text:span><text:span text:style-name="T11">replica</text:span><text:span text:style-name="T11"><text:tab/></text:span><text:span text:style-name="T11">&lt;</text:span><text:span text:style-name="T11"><text:tab/></text:span><text:span text:style-name="T11">logical</text:span></text:p>
              </text:list-item>
              <text:list-item>
                <text:p text:style-name="P40"><text:span text:style-name="T29">восстановление</text:span><text:span text:style-name="T29"><text:tab/></text:span><text:span text:style-name="T29">восстановление</text:span><text:span text:style-name="T29"><text:tab/></text:span><text:span text:style-name="T29">восстановление</text:span><text:span text:style-name="T29"><text:line-break/></text:span><text:span text:style-name="T29">после сбоя</text:span><text:span text:style-name="T29"><text:tab/></text:span><text:span text:style-name="T29">после сбоя</text:span><text:span text:style-name="T29"><text:tab/></text:span><text:span text:style-name="T29">после сбоя</text:span></text:p>
              </text:list-item>
              <text:list-item>
                <text:p text:style-name="P40"><text:span text:style-name="T29"><text:tab/></text:span><text:span text:style-name="T29">восстановление</text:span><text:span text:style-name="T29"><text:tab/></text:span><text:span text:style-name="T29">восстановление</text:span><text:span text:style-name="T29"><text:line-break/></text:span><text:span text:style-name="T29"><text:tab/></text:span><text:span text:style-name="T29">из резервной копии,</text:span><text:span text:style-name="T29"><text:tab/></text:span><text:span text:style-name="T29">из резервной копии,</text:span><text:span text:style-name="T29"><text:line-break/></text:span><text:span text:style-name="T29"><text:tab/></text:span><text:span text:style-name="T29">репликация</text:span><text:span text:style-name="T29"><text:tab/></text:span><text:span text:style-name="T29">репликация</text:span></text:p>
              </text:list-item>
              <text:list-item>
                <text:p text:style-name="P41"><text:span text:style-name="T29"><text:tab/></text:span><text:span text:style-name="T29"> </text:span><text:span text:style-name="T29"><text:tab/></text:span><text:span text:style-name="T29">логическая</text:span><text:span text:style-name="T29"><text:line-break/></text:span><text:span text:style-name="T29"><text:tab/></text:span><text:span text:style-name="T29"> </text:span><text:span text:style-name="T29"><text:tab/></text:span><text:span text:style-name="T29">репликация</text:span></text:p>
                <text:list>
                  <text:list-item>
                    <text:p text:style-name="P42"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44" draw:layer="layout" svg:width="16.799cm" svg:height="14.721cm" svg:x="2.1cm" svg:y="14.107cm" presentation:class="notes" presentation:user-transformed="true">
            <draw:text-box>
              <text:p text:style-name="P43"><text:span text:style-name="T18">Чтобы </text:span><text:span text:style-name="T18">публик</text:span><text:span text:style-name="T18">ующий </text:span><text:span text:style-name="T18">сервер </text:span><text:span text:style-name="T18">смог </text:span><text:span text:style-name="T18">сформ</text:span><text:span text:style-name="T18">ироват</text:span><text:span text:style-name="T18">ь </text:span><text:span text:style-name="T18">сообщ</text:span><text:span text:style-name="T18">ения</text:span><text:span text:style-name="T18"><text:line-break/></text:span><text:span text:style-name="T18">об </text:span><text:span text:style-name="T18">измене</text:span><text:span text:style-name="T18">ниях </text:span><text:span text:style-name="T18">на </text:span><text:span text:style-name="T18">уровне </text:span><text:span text:style-name="T18">таблич</text:span><text:span text:style-name="T18">ных </text:span><text:span text:style-name="T18">строк, </text:span><text:span text:style-name="T18">в </text:span><text:span text:style-name="T18">журнал </text:span><text:span text:style-name="T18">необхо</text:span><text:span text:style-name="T18">димо </text:span><text:span text:style-name="T18">помещ</text:span><text:span text:style-name="T18">ать </text:span><text:span text:style-name="T18">дополн</text:span><text:span text:style-name="T18">ительн</text:span><text:span text:style-name="T18">ую </text:span><text:span text:style-name="T18">инфор</text:span><text:span text:style-name="T18">мацию, </text:span><text:span text:style-name="T18">в </text:span><text:span text:style-name="T18">частно</text:span><text:span text:style-name="T18">сти </text:span><text:span text:style-name="T18">иденти</text:span><text:span text:style-name="T18">фикато</text:span><text:span text:style-name="T18">ры </text:span><text:span text:style-name="T18">затраг</text:span><text:span text:style-name="T18">иваем</text:span><text:span text:style-name="T18">ых при </text:span><text:span text:style-name="T18">реплик</text:span><text:span text:style-name="T18">ации </text:span><text:span text:style-name="T18">строк и </text:span><text:span text:style-name="T18">сообщ</text:span><text:span text:style-name="T18">ения о </text:span><text:span text:style-name="T18">фактах </text:span><text:span text:style-name="T18">измене</text:span><text:span text:style-name="T18">ния </text:span><text:span text:style-name="T18">опреде</text:span><text:span text:style-name="T18">лений </text:span><text:span text:style-name="T18">таблиц </text:span><text:span text:style-name="T18">и </text:span><text:span text:style-name="T18">типов </text:span><text:span text:style-name="T18">данных</text:span><text:span text:style-name="T18">. </text:span><text:span text:style-name="T30">Это </text:span><text:span text:style-name="T30">позвол</text:span><text:span text:style-name="T30">яет </text:span><text:span text:style-name="T30">подпис</text:span><text:span text:style-name="T30">чику</text:span><text:span text:style-name="T30"><text:line-break/></text:span><text:span text:style-name="T30">в </text:span><text:span text:style-name="T30">любой </text:span><text:span text:style-name="T30">момен</text:span><text:span text:style-name="T30">т знать </text:span><text:span text:style-name="T30">структу</text:span><text:span text:style-name="T30">ру </text:span><text:span text:style-name="T30">объект</text:span><text:span text:style-name="T30">ов, </text:span><text:span text:style-name="T30">участв</text:span><text:span text:style-name="T30">ующих </text:span><text:span text:style-name="T30">в </text:span><text:span text:style-name="T30">реплик</text:span><text:span text:style-name="T30">ации. </text:span></text:p>
              <text:p text:style-name="P43"><text:span text:style-name="T30">Такой </text:span><text:span text:style-name="T30">расши</text:span><text:span text:style-name="T30">ренны</text:span><text:span text:style-name="T30">й </text:span><text:span text:style-name="T30">уровен</text:span><text:span text:style-name="T30">ь </text:span><text:span text:style-name="T30">журнал</text:span><text:span text:style-name="T30">а </text:span><text:span text:style-name="T30">называ</text:span><text:span text:style-name="T30">ется </text:span><text:span text:style-name="T31">logical</text:span><text:span text:style-name="T30">. </text:span><text:span text:style-name="T30">Поскол</text:span><text:span text:style-name="T30">ьку</text:span><text:span text:style-name="T30"><text:line-break/></text:span><text:span text:style-name="T30">по </text:span><text:span text:style-name="T30">умолча</text:span><text:span text:style-name="T30">нию </text:span><text:span text:style-name="T30">исполь</text:span><text:span text:style-name="T30">зуется </text:span><text:span text:style-name="T30">уровен</text:span><text:span text:style-name="T30">ь </text:span><text:span text:style-name="T30">replica, </text:span><text:span text:style-name="T30">для </text:span><text:span text:style-name="T30">логиче</text:span><text:span text:style-name="T30">ской </text:span><text:span text:style-name="T30">реплик</text:span><text:span text:style-name="T30">ации </text:span><text:span text:style-name="T30">потреб</text:span><text:span text:style-name="T30">уется </text:span><text:span text:style-name="T30">измени</text:span><text:span text:style-name="T30">ть </text:span><text:span text:style-name="T30">значен</text:span><text:span text:style-name="T30">ие </text:span><text:span text:style-name="T30">параме</text:span><text:span text:style-name="T30">тра </text:span><text:span text:style-name="T32">wal_lev</text:span><text:span text:style-name="T32">el</text:span><text:span text:style-name="T30"> на </text:span><text:span text:style-name="T30">публик</text:span><text:span text:style-name="T30">ующем </text:span><text:span text:style-name="T30">сервер</text:span><text:span text:style-name="T30">е.</text:span></text:p>
              <text:p text:style-name="P43"><text:span text:style-name="T19"><text:a xlink:href="https://postgrespro.ru/docs/postgresql/16/protocol-logical-replication#PROTOCOL-LOGICAL-MESSAGES-FLOW" xlink:type="simple">https://postgrespro.ru/docs/postgresql/16/protocol-logical-replication#PROTOCOL-LOGICAL-MESSAGES-FLOW</text:a></text:span></text:p>
              <text:p text:style-name="P43"><text:span text:style-name="T19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10">Д</text:span><text:span text:style-name="T10">е</text:span><text:span text:style-name="T10">м</text:span><text:span text:style-name="T10">он</text:span><text:span text:style-name="T10">ст</text:span><text:span text:style-name="T10">ра</text:span><text:span text:style-name="T10">ц</text:span><text:span text:style-name="T10">ия</text:span></text:p>
          </draw:text-box>
        </draw:frame>
        <draw:frame presentation:style-name="pr13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1" draw:text-style-name="P4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5"/></text:span><text:span text:style-name="T33"><text:s text:c="5"/></text:span><text:span text:style-name="T33"><text:s/></text:span><text:span text:style-name="T33">$ </text:span><text:span text:style-name="T33">psql</text:span></text:p>
            <text:p text:style-name="P1"><text:span text:style-name="T33"><text:s text:c="5"/></text:span><text:span text:style-name="T33"><text:s text:c="5"/></text:span><text:span text:style-name="T33"><text:s/></text:span><text:span text:style-name="T33">post</text:span><text:span text:style-name="T33">gres</text:span><text:span text:style-name="T33">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20.39cm" svg:height="3.473cm" svg:x="1.2cm" svg:y="0.737cm" presentation:class="title" presentation:user-transformed="true">
          <draw:text-box>
            <text:p><text:span text:style-name="T10">К</text:span><text:span text:style-name="T10">он</text:span><text:span text:style-name="T10">ф</text:span><text:span text:style-name="T10">л</text:span><text:span text:style-name="T10">ик</text:span><text:span text:style-name="T10">т</text:span><text:span text:style-name="T10">ы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Режимы идентификации для изменения и удаления</text:span></text:p>
                <text:list>
                  <text:list-item>
                    <text:p text:style-name="P14"><text:span text:style-name="T24">столбцы первичного ключа (по умолчанию)</text:span></text:p>
                  </text:list-item>
                  <text:list-item>
                    <text:p text:style-name="P14"><text:span text:style-name="T24">столбцы указанного уникального индекса с ограничением NOT NULL</text:span></text:p>
                  </text:list-item>
                  <text:list-item>
                    <text:p text:style-name="P14"><text:span text:style-name="T24">все столбцы</text:span></text:p>
                  </text:list-item>
                  <text:list-item>
                    <text:p text:style-name="P13"><text:span text:style-name="T24">без идентификации (по умолчанию для системного каталога)</text:span></text:p>
                  </text:list-item>
                </text:list>
              </text:list-item>
              <text:list-item>
                <text:p text:style-name="P9"><text:span text:style-name="T23">Конфликты — нарушение ограничений целостности</text:span></text:p>
                <text:list>
                  <text:list-item>
                    <text:p text:style-name="P37"><text:span text:style-name="T14">репликация приостанавливается до устранения конфликта вручну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5" draw:layer="layout" svg:width="16.799cm" svg:height="13.411cm" svg:x="2.1cm" svg:y="14.107cm" presentation:class="notes" presentation:user-transformed="true">
            <draw:text-box>
              <text:p text:style-name="P16"><text:span text:style-name="T6">Вставк</text:span><text:span text:style-name="T6">а </text:span><text:span text:style-name="T6">новых </text:span><text:span text:style-name="T6">строк </text:span><text:span text:style-name="T6">происх</text:span><text:span text:style-name="T6">одит </text:span><text:span text:style-name="T6">достат</text:span><text:span text:style-name="T6">очно </text:span><text:span text:style-name="T6">просто. </text:span><text:span text:style-name="T6">Интере</text:span><text:span text:style-name="T6">снее </text:span><text:span text:style-name="T6">обстои</text:span><text:span text:style-name="T6">т дело </text:span><text:span text:style-name="T6">при </text:span><text:span text:style-name="T6">измене</text:span><text:span text:style-name="T6">ниях и </text:span><text:span text:style-name="T6">удален</text:span><text:span text:style-name="T6">иях — </text:span><text:span text:style-name="T6">в этом </text:span><text:span text:style-name="T6">случае </text:span><text:span text:style-name="T6">надо </text:span><text:span text:style-name="T6">как-то </text:span><text:span text:style-name="T6">иденти</text:span><text:span text:style-name="T6">фицир</text:span><text:span text:style-name="T6">овать </text:span><text:span text:style-name="T6">старую </text:span><text:span text:style-name="T6">верси</text:span><text:span text:style-name="T6">ю </text:span><text:span text:style-name="T6">строки. </text:span><text:span text:style-name="T6">По </text:span><text:span text:style-name="T6">умолча</text:span><text:span text:style-name="T6">нию </text:span><text:span text:style-name="T6">для </text:span><text:span text:style-name="T6">этого </text:span><text:span text:style-name="T6">исполь</text:span><text:span text:style-name="T6">зуются </text:span><text:span text:style-name="T6">столбц</text:span><text:span text:style-name="T6">ы </text:span><text:span text:style-name="T6">первич</text:span><text:span text:style-name="T6">ного </text:span><text:span text:style-name="T6">ключа, </text:span><text:span text:style-name="T6">но при </text:span><text:span text:style-name="T6">опреде</text:span><text:span text:style-name="T6">лении </text:span><text:span text:style-name="T6">таблиц</text:span><text:span text:style-name="T6">ы </text:span><text:span text:style-name="T6">можно </text:span><text:span text:style-name="T6">указат</text:span><text:span text:style-name="T6">ь и </text:span><text:span text:style-name="T6">другие </text:span><text:span text:style-name="T6">способ</text:span><text:span text:style-name="T6">ы </text:span><text:span text:style-name="T6">(replica </text:span><text:span text:style-name="T6">identity</text:span><text:span text:style-name="T6">): </text:span><text:span text:style-name="T6">исполь</text:span><text:span text:style-name="T6">зовать </text:span><text:span text:style-name="T6">уникал</text:span><text:span text:style-name="T6">ьный </text:span><text:span text:style-name="T6">индекс </text:span><text:span text:style-name="T6">или </text:span><text:span text:style-name="T6">исполь</text:span><text:span text:style-name="T6">зовать </text:span><text:span text:style-name="T6">все </text:span><text:span text:style-name="T6">столбц</text:span><text:span text:style-name="T6">ы. </text:span><text:span text:style-name="T6">Можно </text:span><text:span text:style-name="T6">вообщ</text:span><text:span text:style-name="T6">е </text:span><text:span text:style-name="T6">отказат</text:span><text:span text:style-name="T6">ься от </text:span><text:span text:style-name="T6">поддер</text:span><text:span text:style-name="T6">жки </text:span><text:span text:style-name="T6">реплик</text:span><text:span text:style-name="T6">ации </text:span><text:span text:style-name="T6">для </text:span><text:span text:style-name="T6">некото</text:span><text:span text:style-name="T6">рых </text:span><text:span text:style-name="T6">таблиц</text:span><text:span text:style-name="T6"><text:line-break/></text:span><text:span text:style-name="T6">(по </text:span><text:span text:style-name="T6">умолча</text:span><text:span text:style-name="T6">нию не </text:span><text:span text:style-name="T6">реплиц</text:span><text:span text:style-name="T6">ируютс</text:span><text:span text:style-name="T6">я </text:span><text:span text:style-name="T6">таблиц</text:span><text:span text:style-name="T6">ы </text:span><text:span text:style-name="T6">систем</text:span><text:span text:style-name="T6">ного </text:span><text:span text:style-name="T6">катало</text:span><text:span text:style-name="T6">га).</text:span></text:p>
              <text:p text:style-name="P16"><text:span text:style-name="T6">Поскол</text:span><text:span text:style-name="T6">ьку </text:span><text:span text:style-name="T6">таблиц</text:span><text:span text:style-name="T6">ы на </text:span><text:span text:style-name="T6">сервер</text:span><text:span text:style-name="T6">е </text:span><text:span text:style-name="T6">публик</text:span><text:span text:style-name="T6">ации и </text:span><text:span text:style-name="T6">сервер</text:span><text:span text:style-name="T6">е </text:span><text:span text:style-name="T6">подпис</text:span><text:span text:style-name="T6">ки </text:span><text:span text:style-name="T6">могут </text:span><text:span text:style-name="T6">изменя</text:span><text:span text:style-name="T6">ться </text:span><text:span text:style-name="T6">незави</text:span><text:span text:style-name="T6">симо </text:span><text:span text:style-name="T6">друг от </text:span><text:span text:style-name="T6">друга, </text:span><text:span text:style-name="T6">при </text:span><text:span text:style-name="T6">вставк</text:span><text:span text:style-name="T6">е </text:span><text:span text:style-name="T6">новых </text:span><text:span text:style-name="T6">версий </text:span><text:span text:style-name="T6">строк </text:span><text:span text:style-name="T6">возмож</text:span><text:span text:style-name="T6">ны </text:span><text:span text:style-name="T6">конфл</text:span><text:span text:style-name="T6">икты </text:span><text:span text:style-name="T6">— </text:span><text:span text:style-name="T6">наруш</text:span><text:span text:style-name="T6">ения </text:span><text:span text:style-name="T6">ограни</text:span><text:span text:style-name="T6">чений </text:span><text:span text:style-name="T6">целост</text:span><text:span text:style-name="T6">ности. </text:span><text:span text:style-name="T6">В этом </text:span><text:span text:style-name="T6">случае </text:span><text:span text:style-name="T6">процес</text:span><text:span text:style-name="T6">с </text:span><text:span text:style-name="T6">примен</text:span><text:span text:style-name="T6">ения </text:span><text:span text:style-name="T6">записе</text:span><text:span text:style-name="T6">й </text:span><text:span text:style-name="T6">приост</text:span><text:span text:style-name="T6">анавли</text:span><text:span text:style-name="T6">вается </text:span><text:span text:style-name="T6">до тех </text:span><text:span text:style-name="T6">пор, </text:span><text:span text:style-name="T6">пока </text:span><text:span text:style-name="T6">конфл</text:span><text:span text:style-name="T6">икт не </text:span><text:span text:style-name="T6">будет </text:span><text:span text:style-name="T6">разре</text:span><text:span text:style-name="T6">шен </text:span><text:span text:style-name="T6">вручну</text:span><text:span text:style-name="T6">ю.</text:span></text:p>
              <text:p text:style-name="P16"><text:span text:style-name="T19"><text:a xlink:href="https://postgrespro.ru/docs/postgresql/16/sql-altertable" xlink:type="simple">https://postgrespro.ru/docs/postgresql/16/sql-altertable</text:a></text:span></text:p>
              <text:p text:style-name="P16"><text:span text:style-name="T19"><text:a xlink:href="https://postgrespro.ru/docs/postgresql/16/logical-replication-conflicts" xlink:type="simple">https://postgrespro.ru/docs/postgresql/16/logical-replication-conflicts</text:a></text:span></text:p>
              <text:p text:style-name="P16"><text:span text:style-name="T19"><text:a xlink:href="https://postgrespro.ru/docs/postgresql/16/sql-altersubscription" xlink:type="simple">https://postgrespro.ru/docs/postgresql/16/sql-altersubscription</text:a></text:span></text:p>
              <text:p text:style-name="P16"><text:span text:style-name="T6"/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10">Д</text:span><text:span text:style-name="T10">е</text:span><text:span text:style-name="T10">м</text:span><text:span text:style-name="T10">он</text:span><text:span text:style-name="T10">ст</text:span><text:span text:style-name="T10">ра</text:span><text:span text:style-name="T10">ц</text:span><text:span text:style-name="T10">ия</text:span></text:p>
          </draw:text-box>
        </draw:frame>
        <draw:frame presentation:style-name="pr13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1" draw:text-style-name="P4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5"/></text:span><text:span text:style-name="T33"><text:s text:c="5"/></text:span><text:span text:style-name="T33"><text:s/></text:span><text:span text:style-name="T33">$ </text:span><text:span text:style-name="T33">psql</text:span></text:p>
            <text:p text:style-name="P1"><text:span text:style-name="T33"><text:s text:c="5"/></text:span><text:span text:style-name="T33"><text:s text:c="5"/></text:span><text:span text:style-name="T33"><text:s/></text:span><text:span text:style-name="T33">post</text:span><text:span text:style-name="T33">gres</text:span><text:span text:style-name="T33">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frame presentation:style-name="pr15" draw:text-style-name="P8" draw:layer="layout" svg:width="20.39cm" svg:height="1.803cm" svg:x="1.2cm" svg:y="0.737cm" presentation:class="title" presentation:user-transformed="true">
          <draw:text-box>
            <text:p><text:span text:style-name="T10">Тр</text:span><text:span text:style-name="T10">иг</text:span><text:span text:style-name="T10">ге</text:span><text:span text:style-name="T10">р</text:span><text:span text:style-name="T10">ы </text:span><text:span text:style-name="T10">на </text:span><text:span text:style-name="T10">по</text:span><text:span text:style-name="T10">дп</text:span><text:span text:style-name="T10">ис</text:span><text:span text:style-name="T10">чи</text:span><text:span text:style-name="T10">ке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При обычной работе</text:span></text:p>
                <text:list>
                  <text:list-item>
                    <text:p text:style-name="P12"><text:span text:style-name="T24">в обслуживающих процессах </text:span><text:span text:style-name="T14">(</text:span><text:span text:style-name="T34">session_replication_role</text:span><text:span text:style-name="T14"> = origin или local)</text:span></text:p>
                  </text:list-item>
                  <text:list-item>
                    <text:p text:style-name="P14"><text:span text:style-name="T24">ENABLE TRIGGER</text:span></text:p>
                  </text:list-item>
                  <text:list-item>
                    <text:p text:style-name="P13"><text:span text:style-name="T24">ENABLE ALWAYS TRIGGER</text:span></text:p>
                  </text:list-item>
                </text:list>
              </text:list-item>
              <text:list-item>
                <text:p text:style-name="P9"><text:span text:style-name="T23">При применении реплицированных изменений</text:span></text:p>
                <text:list>
                  <text:list-item>
                    <text:p text:style-name="P46"><text:span text:style-name="T14">в процессе logical replication worker (</text:span><text:span text:style-name="T34">session_replication_role</text:span><text:span text:style-name="T14"> = replica)</text:span></text:p>
                  </text:list-item>
                  <text:list-item>
                    <text:p><text:span text:style-name="T14">ENABLE REPLICA TRIGGER</text:span></text:p>
                  </text:list-item>
                  <text:list-item>
                    <text:p text:style-name="P12"><text:span text:style-name="T24">ENABLE ALWAYS TRIGGER</text:span></text:p>
                  </text:list-item>
                  <text:list-item>
                    <text:p><text:span text:style-name="T24">только на уровне строк (за исключением начальной синхронизации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6" draw:text-style-name="P35" draw:layer="layout" svg:width="16.799cm" svg:height="16.031cm" svg:x="2.1cm" svg:y="14.107cm" presentation:class="notes" presentation:user-transformed="true">
            <draw:text-box>
              <text:p text:style-name="P16"><text:span text:style-name="T6">Срабат</text:span><text:span text:style-name="T6">ывани</text:span><text:span text:style-name="T6">е </text:span><text:span text:style-name="T6">тригге</text:span><text:span text:style-name="T6">ров на </text:span><text:span text:style-name="T6">сервер</text:span><text:span text:style-name="T6">е-</text:span><text:span text:style-name="T6">подпис</text:span><text:span text:style-name="T6">чике </text:span><text:span text:style-name="T6">имеет </text:span><text:span text:style-name="T6">некото</text:span><text:span text:style-name="T6">рые </text:span><text:span text:style-name="T6">особен</text:span><text:span text:style-name="T6">ности.</text:span></text:p>
              <text:p text:style-name="P16"><text:span text:style-name="T6">При </text:span><text:span text:style-name="T6">примен</text:span><text:span text:style-name="T6">ении </text:span><text:span text:style-name="T6">измене</text:span><text:span text:style-name="T6">ний, </text:span><text:span text:style-name="T6">получе</text:span><text:span text:style-name="T6">нных </text:span><text:span text:style-name="T6">из </text:span><text:span text:style-name="T6">публик</text:span><text:span text:style-name="T6">ации, </text:span><text:span text:style-name="T6">обычн</text:span><text:span text:style-name="T6">ые </text:span><text:span text:style-name="T6">тригге</text:span><text:span text:style-name="T6">ры </text:span><text:span text:style-name="T6">работа</text:span><text:span text:style-name="T6">ть не </text:span><text:span text:style-name="T6">будут. </text:span><text:span text:style-name="T6">Это </text:span><text:span text:style-name="T6">удобно</text:span><text:span text:style-name="T6">, если </text:span><text:span text:style-name="T6">на </text:span><text:span text:style-name="T6">обоих </text:span><text:span text:style-name="T6">сервер</text:span><text:span text:style-name="T6">ах </text:span><text:span text:style-name="T6">создан</text:span><text:span text:style-name="T6">ы </text:span><text:span text:style-name="T6">одинак</text:span><text:span text:style-name="T6">овые </text:span><text:span text:style-name="T6">таблиц</text:span><text:span text:style-name="T6">ы с </text:span><text:span text:style-name="T6">одинак</text:span><text:span text:style-name="T6">овым </text:span><text:span text:style-name="T6">наборо</text:span><text:span text:style-name="T6">м </text:span><text:span text:style-name="T6">тригге</text:span><text:span text:style-name="T6">ров:</text:span><text:span text:style-name="T6"><text:line-break/></text:span><text:span text:style-name="T6">в </text:span><text:span text:style-name="T6">таком </text:span><text:span text:style-name="T6">случае </text:span><text:span text:style-name="T6">тригге</text:span><text:span text:style-name="T6">р уже </text:span><text:span text:style-name="T6">отрабо</text:span><text:span text:style-name="T6">тал на </text:span><text:span text:style-name="T6">публик</text:span><text:span text:style-name="T6">ующем </text:span><text:span text:style-name="T6">сервер</text:span><text:span text:style-name="T6">е и его </text:span><text:span text:style-name="T6">не </text:span><text:span text:style-name="T6">надо </text:span><text:span text:style-name="T6">выполн</text:span><text:span text:style-name="T6">ять на </text:span><text:span text:style-name="T6">подпис</text:span><text:span text:style-name="T6">чике.</text:span></text:p>
              <text:p text:style-name="P16"><text:span text:style-name="T6">Если </text:span><text:span text:style-name="T6">нужно, </text:span><text:span text:style-name="T6">чтобы </text:span><text:span text:style-name="T6">тригге</text:span><text:span text:style-name="T6">р все-</text:span><text:span text:style-name="T6">таки </text:span><text:span text:style-name="T6">срабат</text:span><text:span text:style-name="T6">ывал, </text:span><text:span text:style-name="T6">его </text:span><text:span text:style-name="T6">необхо</text:span><text:span text:style-name="T6">димо </text:span><text:span text:style-name="T6">опреде</text:span><text:span text:style-name="T6">лить </text:span><text:span text:style-name="T6">как </text:span><text:span text:style-name="T6">реплик</text:span><text:span text:style-name="T6">ационн</text:span><text:span text:style-name="T6">ый </text:span><text:span text:style-name="T6">(ALTE</text:span><text:span text:style-name="T6">R </text:span><text:span text:style-name="T6">TABLE </text:span><text:span text:style-name="T6">… </text:span><text:span text:style-name="T6">ENABL</text:span><text:span text:style-name="T6">E </text:span><text:span text:style-name="T6">REPLI</text:span><text:span text:style-name="T6">CA </text:span><text:span text:style-name="T6">TRIGG</text:span><text:span text:style-name="T6">ER) </text:span><text:span text:style-name="T6">или </text:span><text:span text:style-name="T6">универ</text:span><text:span text:style-name="T6">сальны</text:span><text:span text:style-name="T6">й </text:span><text:span text:style-name="T6">(ENAB</text:span><text:span text:style-name="T6">LE </text:span><text:span text:style-name="T6">ALWAY</text:span><text:span text:style-name="T6">S </text:span><text:span text:style-name="T6">TRIGG</text:span><text:span text:style-name="T6">ER).</text:span></text:p>
              <text:p text:style-name="P16"><text:span text:style-name="T6">Измен</text:span><text:span text:style-name="T6">ения </text:span><text:span text:style-name="T6">реплиц</text:span><text:span text:style-name="T6">ируютс</text:span><text:span text:style-name="T6">я </text:span><text:span text:style-name="T6">постро</text:span><text:span text:style-name="T6">чно, </text:span><text:span text:style-name="T6">поэтом</text:span><text:span text:style-name="T6">у </text:span><text:span text:style-name="T6">работа</text:span><text:span text:style-name="T6">ют </text:span><text:span text:style-name="T6">только </text:span><text:span text:style-name="T6">тригге</text:span><text:span text:style-name="T6">ры </text:span><text:span text:style-name="T6">таблиц </text:span><text:span text:style-name="T6">на </text:span><text:span text:style-name="T6">уровне </text:span><text:span text:style-name="T6">строк </text:span><text:span text:style-name="T6">(FOR </text:span><text:span text:style-name="T6">EACH </text:span><text:span text:style-name="T6">ROW), </text:span><text:span text:style-name="T6">но не </text:span><text:span text:style-name="T6">на </text:span><text:span text:style-name="T6">уровне </text:span><text:span text:style-name="T6">операт</text:span><text:span text:style-name="T6">ора </text:span><text:span text:style-name="T6">(FOR </text:span><text:span text:style-name="T6">EACH </text:span><text:span text:style-name="T6">STATE</text:span><text:span text:style-name="T6">MENT). </text:span><text:span text:style-name="T6">Исклю</text:span><text:span text:style-name="T6">чение </text:span><text:span text:style-name="T6">состав</text:span><text:span text:style-name="T6">ляет </text:span><text:span text:style-name="T6">началь</text:span><text:span text:style-name="T6">ная </text:span><text:span text:style-name="T6">синхро</text:span><text:span text:style-name="T6">низаци</text:span><text:span text:style-name="T6">я — </text:span><text:span text:style-name="T6">при </text:span><text:span text:style-name="T6">ней </text:span><text:span text:style-name="T6">срабат</text:span><text:span text:style-name="T6">ывают </text:span><text:span text:style-name="T6">тригге</text:span><text:span text:style-name="T6">ры и </text:span><text:span text:style-name="T6">на </text:span><text:span text:style-name="T6">уровне </text:span><text:span text:style-name="T6">строк, </text:span><text:span text:style-name="T6">и на </text:span><text:span text:style-name="T6">уровне </text:span><text:span text:style-name="T6">операт</text:span><text:span text:style-name="T6">ора.</text:span></text:p>
              <text:p text:style-name="P16"><text:span text:style-name="T6">При </text:span><text:span text:style-name="T6">обычн</text:span><text:span text:style-name="T6">ой </text:span><text:span text:style-name="T6">работе </text:span><text:span text:style-name="T6">срабат</text:span><text:span text:style-name="T6">ывают </text:span><text:span text:style-name="T6">«обыч</text:span><text:span text:style-name="T6">ные» </text:span><text:span text:style-name="T6">тригге</text:span><text:span text:style-name="T6">ры </text:span><text:span text:style-name="T6">(прост</text:span><text:span text:style-name="T6">о </text:span><text:span text:style-name="T6">создан</text:span><text:span text:style-name="T6">ные </text:span><text:span text:style-name="T6">команд</text:span><text:span text:style-name="T6">ой </text:span><text:span text:style-name="T6">CREAT</text:span><text:span text:style-name="T6">E </text:span><text:span text:style-name="T6">TRIGG</text:span><text:span text:style-name="T6">ER, </text:span><text:span text:style-name="T6">или </text:span><text:span text:style-name="T6">явно </text:span><text:span text:style-name="T6">разре</text:span><text:span text:style-name="T6">шенны</text:span><text:span text:style-name="T6">е </text:span><text:span text:style-name="T6">команд</text:span><text:span text:style-name="T6">ой </text:span><text:span text:style-name="T6">ALTER </text:span><text:span text:style-name="T6">TABLE </text:span><text:span text:style-name="T6">… </text:span><text:span text:style-name="T6">ENABL</text:span><text:span text:style-name="T6">E </text:span><text:span text:style-name="T6">TRIGG</text:span><text:span text:style-name="T6">ER) и </text:span><text:span text:style-name="T6">универ</text:span><text:span text:style-name="T6">сальны</text:span><text:span text:style-name="T6">е </text:span><text:span text:style-name="T6">тригге</text:span><text:span text:style-name="T6">ры </text:span><text:span text:style-name="T6">(ENAB</text:span><text:span text:style-name="T6">LE </text:span><text:span text:style-name="T6">ALWAY</text:span><text:span text:style-name="T6">S </text:span><text:span text:style-name="T6">TRIGG</text:span><text:span text:style-name="T6">ER).</text:span></text:p>
              <text:p text:style-name="P16"><text:span text:style-name="T6">Серве</text:span><text:span text:style-name="T6">р </text:span><text:span text:style-name="T6">отлича</text:span><text:span text:style-name="T6">ет </text:span><text:span text:style-name="T6">обычн</text:span><text:span text:style-name="T6">ый </text:span><text:span text:style-name="T6">процес</text:span><text:span text:style-name="T6">с от </text:span><text:span text:style-name="T6">процес</text:span><text:span text:style-name="T6">са, </text:span><text:span text:style-name="T6">примен</text:span><text:span text:style-name="T6">яющег</text:span><text:span text:style-name="T6">о </text:span><text:span text:style-name="T6">реплиц</text:span><text:span text:style-name="T6">ирован</text:span><text:span text:style-name="T6">ные </text:span><text:span text:style-name="T6">измене</text:span><text:span text:style-name="T6">ния, с </text:span><text:span text:style-name="T6">помощ</text:span><text:span text:style-name="T6">ью </text:span><text:span text:style-name="T6">параме</text:span><text:span text:style-name="T6">тра </text:span><text:span text:style-name="T6">сеанса </text:span><text:span text:style-name="T35">sessio</text:span><text:span text:style-name="T35">n_repli</text:span><text:span text:style-name="T35">cation_</text:span><text:span text:style-name="T35">role</text:span><text:span text:style-name="T6">. </text:span><text:span text:style-name="T6">По </text:span><text:span text:style-name="T6">умолча</text:span><text:span text:style-name="T6">нию </text:span><text:span text:style-name="T6">параме</text:span><text:span text:style-name="T6">тр </text:span><text:span text:style-name="T6">имеет </text:span><text:span text:style-name="T6">значен</text:span><text:span text:style-name="T6">ие </text:span><text:span text:style-name="T6">origin, </text:span><text:span text:style-name="T6">а </text:span><text:span text:style-name="T6">процес</text:span><text:span text:style-name="T6">с </text:span><text:span text:style-name="T6">logical </text:span><text:span text:style-name="T6">replicati</text:span><text:span text:style-name="T6">on </text:span><text:span text:style-name="T6">worker </text:span><text:span text:style-name="T6">задает </text:span><text:span text:style-name="T6">ему </text:span><text:span text:style-name="T6">значен</text:span><text:span text:style-name="T6">ие </text:span><text:span text:style-name="T6">replica.</text:span></text:p>
              <text:p text:style-name="P16"><text:span text:style-name="T19"><text:a xlink:href="https://postgrespro.ru/docs/postgresql/16/sql-altertable" xlink:type="simple">https://postgrespro.ru/docs/postgresql/16/sql-altertable</text:a></text:span></text:p>
              <text:p text:style-name="P16"><text:span text:style-name="T19"/></text:p>
              <text:p text:style-name="P16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10">Д</text:span><text:span text:style-name="T10">е</text:span><text:span text:style-name="T10">м</text:span><text:span text:style-name="T10">он</text:span><text:span text:style-name="T10">ст</text:span><text:span text:style-name="T10">ра</text:span><text:span text:style-name="T10">ц</text:span><text:span text:style-name="T10">ия</text:span></text:p>
          </draw:text-box>
        </draw:frame>
        <draw:frame presentation:style-name="pr13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1" draw:text-style-name="P4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5"/></text:span><text:span text:style-name="T33"><text:s text:c="5"/></text:span><text:span text:style-name="T33"><text:s/></text:span><text:span text:style-name="T33">$ </text:span><text:span text:style-name="T33">psql</text:span></text:p>
            <text:p text:style-name="P1"><text:span text:style-name="T33"><text:s text:c="5"/></text:span><text:span text:style-name="T33"><text:s text:c="5"/></text:span><text:span text:style-name="T33"><text:s/></text:span><text:span text:style-name="T33">post</text:span><text:span text:style-name="T33">gres</text:span><text:span text:style-name="T33">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</text:span><text:span text:style-name="T10">а</text:span><text:span text:style-name="T10">да</text:span><text:span text:style-name="T10">чи</text:span><text:span text:style-name="T10">: </text:span><text:span text:style-name="T10">ко</text:span><text:span text:style-name="T10">нс</text:span><text:span text:style-name="T10">ол</text:span><text:span text:style-name="T10">и</text:span><text:span text:style-name="T10">д</text:span><text:span text:style-name="T10">а</text:span><text:span text:style-name="T10">ц</text:span><text:span text:style-name="T10">ия</text:span></text:p>
          </draw:text-box>
        </draw:frame>
        <draw:custom-shape draw:style-name="gr22" draw:text-style-name="P19" draw:layer="layout" svg:width="0.5cm" svg:height="8.75cm" draw:transform="rotate (-2.0943951023932) translate (16.705cm 17.818cm)">
          <text:p/>
          <draw:enhanced-geometry svg:viewBox="0 0 21600 21600" draw:mirror-vertical="true" draw:mirror-horizontal="tru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0.5cm" svg:height="8.75cm" draw:transform="rotate (-1.0471975511966) translate (16.458cm 7.964cm)">
          <text:p/>
          <draw:enhanced-geometry svg:viewBox="0 0 21600 21600" draw:mirror-vertical="true" draw:mirror-horizontal="tru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9" draw:layer="layout" svg:width="1.4cm" svg:height="1.1cm" draw:transform="rotate (-1.5707963267949) translate (4.858cm 12.461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9" draw:layer="layout" svg:width="3.012cm" svg:height="2.636cm" svg:x="3.511cm" svg:y="9.61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20" draw:layer="layout" svg:width="3.012cm" svg:height="1.613cm" draw:transform="rotate (-3.14159265358979) translate (6.524cm 12.253cm)" svg:viewBox="0 0 3013 1614" svg:d="M3013 1614v-1199c0-208-753-415-1506-415s-1507 207-1507 415v1199c0-208 754-415 1507-415s1506 207 1506 415z">
          <text:p/>
        </draw:path>
        <draw:path draw:style-name="gr7" draw:text-style-name="P21" draw:layer="layout" svg:width="3.008cm" svg:height="0.822cm" svg:x="3.513cm" svg:y="10.232cm" svg:viewBox="0 0 3009 823" svg:d="M3009 407c0 208-754 416-1507 416-721 0-1443-191-1502-390v-18c0-208 753-415 1506-415 721 0 1444 190 1503 389z">
          <text:p/>
        </draw:path>
        <draw:frame draw:style-name="gr23" draw:text-style-name="P23" draw:layer="layout" svg:width="3.846cm" svg:height="1.207cm" svg:x="3.428cm" svg:y="8.365cm">
          <draw:text-box>
            <text:p text:style-name="P22"><text:span text:style-name="T36">централ</text:span><text:span text:style-name="T36">ьный</text:span></text:p>
            <text:p text:style-name="P22"><text:span text:style-name="T36">сервер</text:span></text:p>
          </draw:text-box>
        </draw:frame>
        <draw:frame draw:style-name="gr9" draw:text-style-name="P25" draw:layer="layout" svg:width="2.729cm" svg:height="1.047cm" svg:x="1.128cm" svg:y="12.666cm">
          <draw:text-box>
            <text:p text:style-name="P24"><text:span text:style-name="T21">select, </text:span><text:span text:style-name="T21">insert</text:span></text:p>
            <text:p text:style-name="P24"><text:span text:style-name="T21">update, </text:span><text:span text:style-name="T21">delete</text:span></text:p>
          </draw:text-box>
        </draw:frame>
        <draw:frame draw:style-name="gr24" draw:text-style-name="P47" draw:layer="layout" svg:width="4.117cm" svg:height="1.207cm" svg:x="17.228cm" svg:y="3.467cm">
          <draw:text-box>
            <text:p text:style-name="P22"><text:span text:style-name="T36">региона</text:span><text:span text:style-name="T36">льный</text:span></text:p>
            <text:p text:style-name="P22"><text:span text:style-name="T36">сервер</text:span></text:p>
          </draw:text-box>
        </draw:frame>
        <draw:custom-shape draw:style-name="gr11" draw:text-style-name="P27" draw:layer="layout" svg:width="2.1cm" svg:height="0.9cm" svg:x="16.305cm" svg:y="7.808cm">
          <text:p text:style-name="P26"><text:span text:style-name="T21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7" draw:layer="layout" svg:width="4.117cm" svg:height="1.207cm" svg:x="17.228cm" svg:y="13.069cm">
          <draw:text-box>
            <text:p text:style-name="P22"><text:span text:style-name="T36">региона</text:span><text:span text:style-name="T36">льный</text:span></text:p>
            <text:p text:style-name="P22"><text:span text:style-name="T36">сервер</text:span></text:p>
          </draw:text-box>
        </draw:frame>
        <draw:custom-shape draw:style-name="gr11" draw:text-style-name="P27" draw:layer="layout" svg:width="2.1cm" svg:height="0.9cm" svg:x="16.305cm" svg:y="17.51cm">
          <text:p text:style-name="P26"><text:span text:style-name="T21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9" draw:layer="layout" svg:width="3.012cm" svg:height="2.636cm" svg:x="17.411cm" svg:y="14.32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12" draw:text-style-name="P28" draw:layer="layout" svg:width="3.008cm" svg:height="0.822cm" svg:x="17.411cm" svg:y="15.243cm" svg:viewBox="0 0 3009 823" svg:d="M3009 407c0 208-754 416-1507 416-721 0-1443-191-1502-390v-18c0-208 753-415 1506-415 721 0 1444 190 1503 389z">
          <text:p/>
        </draw:path>
        <draw:path draw:style-name="gr13" draw:text-style-name="P29" draw:layer="layout" svg:width="3.012cm" svg:height="1.316cm" svg:x="17.411cm" svg:y="15.643cm" svg:viewBox="0 0 3013 1317" svg:d="M1506 416c753 0 1507-208 1507-416v901c0 208-754 416-1507 416s-1506-208-1506-416v-901c0 208 753 416 1506 416z">
          <text:p/>
        </draw:path>
        <draw:custom-shape draw:style-name="gr5" draw:text-style-name="P19" draw:layer="layout" svg:width="3.012cm" svg:height="2.636cm" svg:x="17.412cm" svg:y="4.7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12" draw:text-style-name="P28" draw:layer="layout" svg:width="3.008cm" svg:height="0.822cm" svg:x="17.412cm" svg:y="5.644cm" svg:viewBox="0 0 3009 823" svg:d="M3009 407c0 208-754 416-1507 416-721 0-1443-191-1502-390v-18c0-208 753-415 1506-415 721 0 1444 190 1503 389z">
          <text:p/>
        </draw:path>
        <draw:path draw:style-name="gr13" draw:text-style-name="P29" draw:layer="layout" svg:width="3.012cm" svg:height="1.316cm" svg:x="17.412cm" svg:y="6.044cm" svg:viewBox="0 0 3013 1317" svg:d="M1506 416c753 0 1507-208 1507-416v901c0 208-754 416-1507 416s-1506-208-1506-416v-901c0 208 753 416 1506 416z">
          <text:p/>
        </draw:path>
        <draw:custom-shape draw:style-name="gr18" draw:text-style-name="P29" draw:layer="layout" svg:width="0.377cm" svg:height="0.527cm" svg:x="17.481cm" svg:y="9.0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01cm" svg:height="0.527cm" svg:x="17.851cm" svg:y="9.0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3.012cm" svg:height="0.527cm" svg:x="17.482cm" svg:y="9.0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.4cm" svg:height="1.1cm" draw:transform="rotate (-1.5707963267949) translate (19.752cm 7.559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9" draw:text-style-name="P33" draw:layer="layout" svg:width="2.729cm" svg:height="1.047cm" svg:x="19.73cm" svg:y="7.713cm">
          <draw:text-box>
            <text:p text:style-name="P1"><text:span text:style-name="T21">select, </text:span><text:span text:style-name="T21">insert</text:span></text:p>
            <text:p text:style-name="P1"><text:span text:style-name="T21">update, </text:span><text:span text:style-name="T21">delete</text:span></text:p>
          </draw:text-box>
        </draw:frame>
        <draw:line draw:style-name="gr17" draw:text-style-name="P32" draw:layer="layout" svg:x1="18.301cm" svg:y1="9.358cm" svg:x2="18.828cm" svg:y2="9.358cm">
          <text:p/>
        </draw:line>
        <draw:frame draw:style-name="gr14" draw:text-style-name="P48" draw:layer="layout" svg:width="2.907cm" svg:height="0.649cm" svg:x="17.527cm" svg:y="9.661cm">
          <draw:text-box>
            <text:p text:style-name="P22"><text:span text:style-name="T21">сегменты </text:span><text:span text:style-name="T21">WAL</text:span></text:p>
          </draw:text-box>
        </draw:frame>
        <draw:custom-shape draw:style-name="gr18" draw:text-style-name="P29" draw:layer="layout" svg:width="0.377cm" svg:height="0.527cm" svg:x="17.481cm" svg:y="18.6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0.301cm" svg:height="0.527cm" svg:x="17.851cm" svg:y="18.6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3.012cm" svg:height="0.527cm" svg:x="17.482cm" svg:y="18.6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.4cm" svg:height="1.1cm" draw:transform="rotate (-1.5707963267949) translate (19.752cm 17.159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9" draw:text-style-name="P33" draw:layer="layout" svg:width="2.729cm" svg:height="1.047cm" svg:x="19.73cm" svg:y="17.313cm">
          <draw:text-box>
            <text:p text:style-name="P1"><text:span text:style-name="T21">select, </text:span><text:span text:style-name="T21">insert</text:span></text:p>
            <text:p text:style-name="P1"><text:span text:style-name="T21">update, </text:span><text:span text:style-name="T21">delete</text:span></text:p>
          </draw:text-box>
        </draw:frame>
        <draw:line draw:style-name="gr17" draw:text-style-name="P32" draw:layer="layout" svg:x1="18.301cm" svg:y1="18.958cm" svg:x2="18.828cm" svg:y2="18.958cm">
          <text:p/>
        </draw:line>
        <draw:frame draw:style-name="gr14" draw:text-style-name="P48" draw:layer="layout" svg:width="2.907cm" svg:height="0.649cm" svg:x="17.527cm" svg:y="19.261cm">
          <draw:text-box>
            <text:p text:style-name="P22"><text:span text:style-name="T21">сегменты </text:span><text:span text:style-name="T21">WAL</text:span></text:p>
          </draw:text-box>
        </draw:frame>
        <draw:custom-shape draw:style-name="gr4" draw:text-style-name="P19" draw:layer="layout" svg:width="1.4cm" svg:height="1.1cm" draw:transform="rotate (-1.5707963267949) translate (6.553cm 12.46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27" draw:layer="layout" svg:width="2.1cm" svg:height="0.9cm" svg:x="6.704cm" svg:y="12.107cm">
          <text:p text:style-name="P26"><text:span text:style-name="T21">logical repl.</text:span></text:p>
          <text:p text:style-name="P26"><text:span text:style-name="T2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7" draw:layer="layout" svg:width="2.1cm" svg:height="0.9cm" svg:x="6.705cm" svg:y="13.208cm">
          <text:p text:style-name="P26"><text:span text:style-name="T21">logical repl.</text:span></text:p>
          <text:p text:style-name="P26"><text:span text:style-name="T2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8" draw:layer="layout" svg:width="2.907cm" svg:height="0.649cm" svg:x="3.528cm" svg:y="14.665cm">
          <draw:text-box>
            <text:p text:style-name="P22"><text:span text:style-name="T22">сегменты</text:span><text:span text:style-name="T21"> </text:span><text:span text:style-name="T21">WAL</text:span></text:p>
          </draw:text-box>
        </draw:frame>
        <draw:custom-shape draw:style-name="gr15" draw:text-style-name="P20" draw:layer="layout" svg:width="0.377cm" svg:height="0.527cm" svg:x="3.487cm" svg:y="14.0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0.301cm" svg:height="0.527cm" svg:x="3.864cm" svg:y="14.0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3.012cm" svg:height="0.527cm" svg:x="3.487cm" svg:y="14.077cm">
          <text:p/>
          <draw:enhanced-geometry svg:viewBox="0 0 21600 21600" draw:type="rectangle" draw:enhanced-path="M 0 0 L 21600 0 21600 21600 0 21600 0 0 Z N"/>
        </draw:custom-shape>
        <draw:line draw:style-name="gr17" draw:text-style-name="P32" draw:layer="layout" svg:x1="4.24cm" svg:y1="14.34cm" svg:x2="4.767cm" svg:y2="14.34cm">
          <text:p/>
        </draw:line>
        <draw:frame presentation:style-name="pr4" draw:text-style-name="P5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9"><text:span text:style-name="T24">получение и консолидация</text:span></text:p>
              </text:list-item>
              <text:list-item>
                <text:p text:style-name="P49"><text:span text:style-name="T24">данных нескольких филиал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35" draw:layer="layout" svg:width="16.799cm" svg:height="14.721cm" svg:x="2.1cm" svg:y="14.107cm" presentation:class="notes" presentation:user-transformed="true">
            <draw:text-box>
              <text:p text:style-name="P16"><text:span text:style-name="T6">Рассмо</text:span><text:span text:style-name="T6">трим </text:span><text:span text:style-name="T6">нескол</text:span><text:span text:style-name="T6">ько </text:span><text:span text:style-name="T6">задач, </text:span><text:span text:style-name="T6">которы</text:span><text:span text:style-name="T6">е </text:span><text:span text:style-name="T6">можно </text:span><text:span text:style-name="T6">решит</text:span><text:span text:style-name="T6">ь с </text:span><text:span text:style-name="T6">помощ</text:span><text:span text:style-name="T6">ью </text:span><text:span text:style-name="T6">логиче</text:span><text:span text:style-name="T6">ской </text:span><text:span text:style-name="T6">реплик</text:span><text:span text:style-name="T6">ации.</text:span></text:p>
              <text:p text:style-name="P16"><text:span text:style-name="T6">Пусть </text:span><text:span text:style-name="T6">имеют</text:span><text:span text:style-name="T6">ся </text:span><text:span text:style-name="T6">нескол</text:span><text:span text:style-name="T6">ько </text:span><text:span text:style-name="T6">регион</text:span><text:span text:style-name="T6">альных </text:span><text:span text:style-name="T6">филиа</text:span><text:span text:style-name="T6">лов, </text:span><text:span text:style-name="T6">кажды</text:span><text:span text:style-name="T6">й из </text:span><text:span text:style-name="T6">которы</text:span><text:span text:style-name="T6">х </text:span><text:span text:style-name="T6">работа</text:span><text:span text:style-name="T6">ет на </text:span><text:span text:style-name="T6">собств</text:span><text:span text:style-name="T6">енном </text:span><text:span text:style-name="T6">сервер</text:span><text:span text:style-name="T6">е </text:span><text:span text:style-name="T6">Postgr</text:span><text:span text:style-name="T6">eSQL. </text:span><text:span text:style-name="T6">Задача </text:span><text:span text:style-name="T6">состои</text:span><text:span text:style-name="T6">т</text:span><text:span text:style-name="T6"><text:line-break/></text:span><text:span text:style-name="T6">в </text:span><text:span text:style-name="T6">консол</text:span><text:span text:style-name="T6">идации </text:span><text:span text:style-name="T6">части </text:span><text:span text:style-name="T6">данных </text:span><text:span text:style-name="T6">на </text:span><text:span text:style-name="T6">центра</text:span><text:span text:style-name="T6">льном </text:span><text:span text:style-name="T6">сервер</text:span><text:span text:style-name="T6">е.</text:span></text:p>
              <text:p text:style-name="P16"><text:span text:style-name="T6">Для </text:span><text:span text:style-name="T6">решен</text:span><text:span text:style-name="T6">ия </text:span><text:span text:style-name="T6">задачи </text:span><text:span text:style-name="T6">на </text:span><text:span text:style-name="T6">регион</text:span><text:span text:style-name="T6">альных </text:span><text:span text:style-name="T6">сервер</text:span><text:span text:style-name="T6">ах </text:span><text:span text:style-name="T6">создаю</text:span><text:span text:style-name="T6">тся </text:span><text:span text:style-name="T6">публик</text:span><text:span text:style-name="T6">ации </text:span><text:span text:style-name="T6">необхо</text:span><text:span text:style-name="T6">димых </text:span><text:span text:style-name="T6">данных</text:span><text:span text:style-name="T6">. </text:span><text:span text:style-name="T6">Центра</text:span><text:span text:style-name="T6">льный </text:span><text:span text:style-name="T6">сервер </text:span><text:span text:style-name="T6">подпис</text:span><text:span text:style-name="T6">ываетс</text:span><text:span text:style-name="T6">я на </text:span><text:span text:style-name="T6">эти </text:span><text:span text:style-name="T6">публик</text:span><text:span text:style-name="T6">ации. </text:span><text:span text:style-name="T6">Получе</text:span><text:span text:style-name="T6">нные </text:span><text:span text:style-name="T6">данны</text:span><text:span text:style-name="T6">е </text:span><text:span text:style-name="T6">можно </text:span><text:span text:style-name="T6">обраба</text:span><text:span text:style-name="T6">тывать </text:span><text:span text:style-name="T6">с </text:span><text:span text:style-name="T6">помощ</text:span><text:span text:style-name="T6">ью </text:span><text:span text:style-name="T6">тригге</text:span><text:span text:style-name="T6">ров на </text:span><text:span text:style-name="T6">сторон</text:span><text:span text:style-name="T6">е </text:span><text:span text:style-name="T6">центра</text:span><text:span text:style-name="T6">льного </text:span><text:span text:style-name="T6">сервер</text:span><text:span text:style-name="T6">а </text:span><text:span text:style-name="T6">(напри</text:span><text:span text:style-name="T6">мер, </text:span><text:span text:style-name="T6">привод</text:span><text:span text:style-name="T6">я </text:span><text:span text:style-name="T6">данны</text:span><text:span text:style-name="T6">е к </text:span><text:span text:style-name="T6">едином</text:span><text:span text:style-name="T6">у </text:span><text:span text:style-name="T6">виду).</text:span></text:p>
              <text:p text:style-name="P16"><text:span text:style-name="T6">С точки </text:span><text:span text:style-name="T6">зрения </text:span><text:span text:style-name="T6">бизнес</text:span><text:span text:style-name="T6">-логики </text:span><text:span text:style-name="T6">есть </text:span><text:span text:style-name="T6">множе</text:span><text:span text:style-name="T6">ство </text:span><text:span text:style-name="T6">особен</text:span><text:span text:style-name="T6">ностей, </text:span><text:span text:style-name="T6">требую</text:span><text:span text:style-name="T6">щих </text:span><text:span text:style-name="T6">вниман</text:span><text:span text:style-name="T6">ия. В </text:span><text:span text:style-name="T6">каких-</text:span><text:span text:style-name="T6">то </text:span><text:span text:style-name="T6">случая</text:span><text:span text:style-name="T6">х </text:span><text:span text:style-name="T6">может </text:span><text:span text:style-name="T6">быть </text:span><text:span text:style-name="T6">проще </text:span><text:span text:style-name="T6">период</text:span><text:span text:style-name="T6">ически </text:span><text:span text:style-name="T6">переда</text:span><text:span text:style-name="T6">вать </text:span><text:span text:style-name="T6">данны</text:span><text:span text:style-name="T6">е в </text:span><text:span text:style-name="T6">пакетн</text:span><text:span text:style-name="T6">ом </text:span><text:span text:style-name="T6">режим</text:span><text:span text:style-name="T6">е.</text:span></text:p>
              <text:p text:style-name="P16"><text:span text:style-name="T6">На </text:span><text:span text:style-name="T6">иллюст</text:span><text:span text:style-name="T6">рации: </text:span><text:span text:style-name="T6">на </text:span><text:span text:style-name="T6">центра</text:span><text:span text:style-name="T6">льном </text:span><text:span text:style-name="T6">сервер</text:span><text:span text:style-name="T6">е </text:span><text:span text:style-name="T6">работа</text:span><text:span text:style-name="T6">ют два </text:span><text:span text:style-name="T6">процес</text:span><text:span text:style-name="T6">са </text:span><text:span text:style-name="T6">прием</text:span><text:span text:style-name="T6">а </text:span><text:span text:style-name="T6">журнал</text:span><text:span text:style-name="T6">ов, по </text:span><text:span text:style-name="T6">одному </text:span><text:span text:style-name="T6">на </text:span><text:span text:style-name="T6">кажду</text:span><text:span text:style-name="T6">ю </text:span><text:span text:style-name="T6">подпис</text:span><text:span text:style-name="T6">ку.</text:span></text:p>
              <text:p text:style-name="P16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4" draw:text-style-name="P5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9"><text:span text:style-name="T24">репликация справочников</text:span></text:p>
              </text:list-item>
            </text:list>
          </draw:text-box>
        </draw:frame>
        <draw:custom-shape draw:style-name="gr25" draw:text-style-name="P51" draw:layer="layout" svg:width="0.5cm" svg:height="8.082cm" draw:transform="rotate (-1.05801859255896) translate (15.221cm 13.195cm)">
          <text:p/>
          <draw:enhanced-geometry svg:viewBox="0 0 21600 21600" draw:mirror-vertical="tru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1" draw:layer="layout" svg:width="0.5cm" svg:height="8.082cm" draw:transform="rotate (-1.05801859255896) translate (15.216cm 8.442cm)">
          <text:p/>
          <draw:enhanced-geometry svg:viewBox="0 0 21600 21600" draw:mirror-vertical="fals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8" draw:layer="layout" svg:width="19.8cm" svg:height="3.473cm" svg:x="1.2cm" svg:y="0.737cm" presentation:class="title" presentation:user-transformed="true">
          <draw:text-box>
            <text:p><text:span text:style-name="T10">З</text:span><text:span text:style-name="T10">а</text:span><text:span text:style-name="T10">да</text:span><text:span text:style-name="T10">чи</text:span><text:span text:style-name="T10">: </text:span><text:span text:style-name="T10">сп</text:span><text:span text:style-name="T10">ра</text:span><text:span text:style-name="T10">во</text:span><text:span text:style-name="T10">чн</text:span><text:span text:style-name="T10">ик</text:span><text:span text:style-name="T10">и</text:span></text:p>
          </draw:text-box>
        </draw:frame>
        <draw:custom-shape draw:style-name="gr27" draw:text-style-name="P19" draw:layer="layout" svg:width="3.012cm" svg:height="2.636cm" svg:x="3.511cm" svg:y="9.21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8" draw:text-style-name="P20" draw:layer="layout" svg:width="3.012cm" svg:height="1.613cm" draw:transform="rotate (-3.14159265358979) translate (6.524cm 11.853cm)" svg:viewBox="0 0 3013 1614" svg:d="M3013 1614v-1199c0-208-753-415-1506-415s-1507 207-1507 415v1199c0-208 754-415 1507-415s1506 207 1506 415z">
          <text:p/>
        </draw:path>
        <draw:path draw:style-name="gr29" draw:text-style-name="P21" draw:layer="layout" svg:width="3.008cm" svg:height="0.822cm" svg:x="3.513cm" svg:y="9.832cm" svg:viewBox="0 0 3009 823" svg:d="M3009 407c0 208-754 416-1507 416-721 0-1443-191-1502-390v-18c0-208 753-415 1506-415 721 0 1444 190 1503 389z">
          <text:p/>
        </draw:path>
        <draw:frame draw:style-name="gr30" draw:text-style-name="P23" draw:layer="layout" svg:width="3.846cm" svg:height="1.207cm" svg:x="3.428cm" svg:y="7.965cm">
          <draw:text-box>
            <text:p text:style-name="P22"><text:span text:style-name="T36">централ</text:span><text:span text:style-name="T36">ьный</text:span></text:p>
            <text:p text:style-name="P22"><text:span text:style-name="T36">сервер</text:span></text:p>
          </draw:text-box>
        </draw:frame>
        <draw:frame draw:style-name="gr31" draw:text-style-name="P47" draw:layer="layout" svg:width="4.117cm" svg:height="1.207cm" svg:x="17.228cm" svg:y="3.467cm">
          <draw:text-box>
            <text:p text:style-name="P22"><text:span text:style-name="T36">региона</text:span><text:span text:style-name="T36">льный</text:span></text:p>
            <text:p text:style-name="P22"><text:span text:style-name="T36">сервер</text:span></text:p>
          </draw:text-box>
        </draw:frame>
        <draw:frame draw:style-name="gr31" draw:text-style-name="P47" draw:layer="layout" svg:width="4.117cm" svg:height="1.207cm" svg:x="17.228cm" svg:y="12.269cm">
          <draw:text-box>
            <text:p text:style-name="P22"><text:span text:style-name="T36">региона</text:span><text:span text:style-name="T36">льный</text:span></text:p>
            <text:p text:style-name="P22"><text:span text:style-name="T36">сервер</text:span></text:p>
          </draw:text-box>
        </draw:frame>
        <draw:custom-shape draw:style-name="gr27" draw:text-style-name="P19" draw:layer="layout" svg:width="3.012cm" svg:height="2.636cm" svg:x="17.411cm" svg:y="13.52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32" draw:text-style-name="P28" draw:layer="layout" svg:width="3.008cm" svg:height="0.822cm" svg:x="17.411cm" svg:y="14.443cm" svg:viewBox="0 0 3009 823" svg:d="M3009 407c0 208-754 416-1507 416-721 0-1443-191-1502-390v-18c0-208 753-415 1506-415 721 0 1444 190 1503 389z">
          <text:p/>
        </draw:path>
        <draw:path draw:style-name="gr33" draw:text-style-name="P29" draw:layer="layout" svg:width="3.012cm" svg:height="1.316cm" svg:x="17.411cm" svg:y="14.843cm" svg:viewBox="0 0 3013 1317" svg:d="M1506 416c753 0 1507-208 1507-416v901c0 208-754 416-1507 416s-1506-208-1506-416v-901c0 208 753 416 1506 416z">
          <text:p/>
        </draw:path>
        <draw:custom-shape draw:style-name="gr27" draw:text-style-name="P19" draw:layer="layout" svg:width="3.012cm" svg:height="2.636cm" svg:x="17.412cm" svg:y="4.7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32" draw:text-style-name="P28" draw:layer="layout" svg:width="3.008cm" svg:height="0.822cm" svg:x="17.412cm" svg:y="5.644cm" svg:viewBox="0 0 3009 823" svg:d="M3009 407c0 208-754 416-1507 416-721 0-1443-191-1502-390v-18c0-208 753-415 1506-415 721 0 1444 190 1503 389z">
          <text:p/>
        </draw:path>
        <draw:path draw:style-name="gr33" draw:text-style-name="P29" draw:layer="layout" svg:width="3.012cm" svg:height="1.316cm" svg:x="17.412cm" svg:y="6.044cm" svg:viewBox="0 0 3013 1317" svg:d="M1506 416c753 0 1507-208 1507-416v901c0 208-754 416-1507 416s-1506-208-1506-416v-901c0 208 753 416 1506 416z">
          <text:p/>
        </draw:path>
        <draw:custom-shape draw:style-name="gr34" draw:text-style-name="P29" draw:layer="layout" svg:width="0.377cm" svg:height="0.527cm" svg:x="17.481cm" svg:y="9.47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301cm" svg:height="0.527cm" svg:x="17.851cm" svg:y="9.47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12cm" svg:height="0.527cm" svg:x="17.482cm" svg:y="9.478cm">
          <text:p/>
          <draw:enhanced-geometry svg:viewBox="0 0 21600 21600" draw:type="rectangle" draw:enhanced-path="M 0 0 L 21600 0 21600 21600 0 21600 0 0 Z N"/>
        </draw:custom-shape>
        <draw:line draw:style-name="gr17" draw:text-style-name="P32" draw:layer="layout" svg:x1="18.301cm" svg:y1="9.758cm" svg:x2="18.828cm" svg:y2="9.758cm">
          <text:p/>
        </draw:line>
        <draw:frame draw:style-name="gr36" draw:text-style-name="P48" draw:layer="layout" svg:width="2.907cm" svg:height="0.649cm" svg:x="17.527cm" svg:y="10.061cm">
          <draw:text-box>
            <text:p text:style-name="P22"><text:span text:style-name="T21">сегменты </text:span><text:span text:style-name="T21">WAL</text:span></text:p>
          </draw:text-box>
        </draw:frame>
        <draw:custom-shape draw:style-name="gr34" draw:text-style-name="P29" draw:layer="layout" svg:width="0.377cm" svg:height="0.527cm" svg:x="17.481cm" svg:y="18.27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301cm" svg:height="0.527cm" svg:x="17.851cm" svg:y="18.27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12cm" svg:height="0.527cm" svg:x="17.482cm" svg:y="18.278cm">
          <text:p/>
          <draw:enhanced-geometry svg:viewBox="0 0 21600 21600" draw:type="rectangle" draw:enhanced-path="M 0 0 L 21600 0 21600 21600 0 21600 0 0 Z N"/>
        </draw:custom-shape>
        <draw:line draw:style-name="gr17" draw:text-style-name="P32" draw:layer="layout" svg:x1="18.301cm" svg:y1="18.558cm" svg:x2="18.828cm" svg:y2="18.558cm">
          <text:p/>
        </draw:line>
        <draw:frame draw:style-name="gr36" draw:text-style-name="P48" draw:layer="layout" svg:width="2.907cm" svg:height="0.649cm" svg:x="17.527cm" svg:y="18.861cm">
          <draw:text-box>
            <text:p text:style-name="P22"><text:span text:style-name="T21">сегменты </text:span><text:span text:style-name="T21">WAL</text:span></text:p>
          </draw:text-box>
        </draw:frame>
        <draw:frame draw:style-name="gr36" draw:text-style-name="P48" draw:layer="layout" svg:width="2.907cm" svg:height="0.649cm" svg:x="3.528cm" svg:y="14.665cm">
          <draw:text-box>
            <text:p text:style-name="P22"><text:span text:style-name="T22">сегменты</text:span><text:span text:style-name="T21"> </text:span><text:span text:style-name="T21">WAL</text:span></text:p>
          </draw:text-box>
        </draw:frame>
        <draw:custom-shape draw:style-name="gr37" draw:text-style-name="P20" draw:layer="layout" svg:width="0.377cm" svg:height="0.527cm" svg:x="3.487cm" svg:y="14.0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301cm" svg:height="0.527cm" svg:x="3.864cm" svg:y="14.07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12cm" svg:height="0.527cm" svg:x="3.487cm" svg:y="14.077cm">
          <text:p/>
          <draw:enhanced-geometry svg:viewBox="0 0 21600 21600" draw:type="rectangle" draw:enhanced-path="M 0 0 L 21600 0 21600 21600 0 21600 0 0 Z N"/>
        </draw:custom-shape>
        <draw:line draw:style-name="gr17" draw:text-style-name="P32" draw:layer="layout" svg:x1="4.24cm" svg:y1="14.34cm" svg:x2="4.767cm" svg:y2="14.34cm">
          <text:p/>
        </draw:line>
        <draw:custom-shape draw:style-name="gr38" draw:text-style-name="P19" draw:layer="layout" svg:width="1.4cm" svg:height="1.1cm" draw:transform="rotate (-1.5707963267949) translate (5.359cm 12.267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39" draw:text-style-name="P25" draw:layer="layout" svg:width="2.729cm" svg:height="1.047cm" svg:x="1.629cm" svg:y="12.472cm">
          <draw:text-box>
            <text:p text:style-name="P24"><text:span text:style-name="T21">select, </text:span><text:span text:style-name="T21">insert</text:span></text:p>
            <text:p text:style-name="P24"><text:span text:style-name="T21">update, </text:span><text:span text:style-name="T21">delete</text:span></text:p>
          </draw:text-box>
        </draw:frame>
        <draw:custom-shape draw:style-name="gr40" draw:text-style-name="P27" draw:layer="layout" svg:width="2.1cm" svg:height="0.9cm" svg:x="6.805cm" svg:y="11.913cm">
          <text:p text:style-name="P26"><text:span text:style-name="T21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2.1cm" svg:height="0.9cm" svg:x="6.806cm" svg:y="13.014cm">
          <text:p text:style-name="P26"><text:span text:style-name="T21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cm" svg:height="1.1cm" draw:transform="rotate (-1.5707963267949) translate (18.857cm 7.7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38" draw:text-style-name="P19" draw:layer="layout" svg:width="1.4cm" svg:height="1.1cm" draw:transform="rotate (-1.5707963267949) translate (20.251cm 7.76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39" draw:text-style-name="P33" draw:layer="layout" svg:width="2.729cm" svg:height="1.047cm" svg:x="20.229cm" svg:y="7.914cm">
          <draw:text-box>
            <text:p text:style-name="P1"><text:span text:style-name="T21">select, </text:span><text:span text:style-name="T21">insert</text:span></text:p>
            <text:p text:style-name="P1"><text:span text:style-name="T21">update, </text:span><text:span text:style-name="T21">delete</text:span></text:p>
          </draw:text-box>
        </draw:frame>
        <draw:custom-shape draw:style-name="gr40" draw:text-style-name="P27" draw:layer="layout" svg:width="2.1cm" svg:height="0.9cm" svg:x="15.705cm" svg:y="8.008cm">
          <text:p text:style-name="P26"><text:span text:style-name="T21">logical repl.</text:span></text:p>
          <text:p text:style-name="P26"><text:span text:style-name="T2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cm" svg:height="1.1cm" draw:transform="rotate (-1.5707963267949) translate (18.857cm 16.561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38" draw:text-style-name="P19" draw:layer="layout" svg:width="1.4cm" svg:height="1.1cm" draw:transform="rotate (-1.5707963267949) translate (20.251cm 16.561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39" draw:text-style-name="P33" draw:layer="layout" svg:width="2.729cm" svg:height="1.047cm" svg:x="20.229cm" svg:y="16.715cm">
          <draw:text-box>
            <text:p text:style-name="P1"><text:span text:style-name="T21">select, </text:span><text:span text:style-name="T21">insert</text:span></text:p>
            <text:p text:style-name="P1"><text:span text:style-name="T21">update, </text:span><text:span text:style-name="T21">delete</text:span></text:p>
          </draw:text-box>
        </draw:frame>
        <draw:custom-shape draw:style-name="gr40" draw:text-style-name="P27" draw:layer="layout" svg:width="2.1cm" svg:height="0.9cm" svg:x="15.705cm" svg:y="16.809cm">
          <text:p text:style-name="P26"><text:span text:style-name="T21">logical repl.</text:span></text:p>
          <text:p text:style-name="P26"><text:span text:style-name="T2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35" draw:layer="layout" svg:width="16.799cm" svg:height="14.721cm" svg:x="2.1cm" svg:y="14.107cm" presentation:class="notes" presentation:user-transformed="true">
            <draw:text-box>
              <text:p text:style-name="P16"><text:span text:style-name="T6">Другая </text:span><text:span text:style-name="T6">задача</text:span><text:span text:style-name="T6">: на </text:span><text:span text:style-name="T6">центра</text:span><text:span text:style-name="T6">льном </text:span><text:span text:style-name="T6">сервер</text:span><text:span text:style-name="T6">е </text:span><text:span text:style-name="T6">поддер</text:span><text:span text:style-name="T6">живаю</text:span><text:span text:style-name="T6">тся </text:span><text:span text:style-name="T6">справо</text:span><text:span text:style-name="T6">чники, </text:span><text:span text:style-name="T6">актуал</text:span><text:span text:style-name="T6">ьные </text:span><text:span text:style-name="T6">версии </text:span><text:span text:style-name="T6">которы</text:span><text:span text:style-name="T6">х </text:span><text:span text:style-name="T6">должн</text:span><text:span text:style-name="T6">ы быть </text:span><text:span text:style-name="T6">доступ</text:span><text:span text:style-name="T6">ны на </text:span><text:span text:style-name="T6">регион</text:span><text:span text:style-name="T6">альных </text:span><text:span text:style-name="T6">сервер</text:span><text:span text:style-name="T6">ах. </text:span></text:p>
              <text:p text:style-name="P16"><text:span text:style-name="T6">В этом </text:span><text:span text:style-name="T6">случае </text:span><text:span text:style-name="T6">схему </text:span><text:span text:style-name="T6">надо </text:span><text:span text:style-name="T6">развер</text:span><text:span text:style-name="T6">нуть </text:span><text:span text:style-name="T6">наобор</text:span><text:span text:style-name="T6">от: </text:span><text:span text:style-name="T6">центра</text:span><text:span text:style-name="T6">льный </text:span><text:span text:style-name="T6">сервер </text:span><text:span text:style-name="T6"><text:s/></text:span><text:span text:style-name="T6">публик</text:span><text:span text:style-name="T6">ует </text:span><text:span text:style-name="T6">измене</text:span><text:span text:style-name="T6">ния, а </text:span><text:span text:style-name="T6">регион</text:span><text:span text:style-name="T6">альны</text:span><text:span text:style-name="T6">е </text:span><text:span text:style-name="T6">сервер</text:span><text:span text:style-name="T6">ы </text:span><text:span text:style-name="T6">подпис</text:span><text:span text:style-name="T6">ывают</text:span><text:span text:style-name="T6">ся на </text:span><text:span text:style-name="T6">эти </text:span><text:span text:style-name="T6">обновл</text:span><text:span text:style-name="T6">ения.</text:span></text:p>
              <text:p text:style-name="P16"><text:span text:style-name="T6"/></text:p>
              <text:p text:style-name="P16"/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4" draw:text-style-name="P5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9"><text:span text:style-name="T24">кластер, в котором данные могут изменять несколько серверов</text:span></text:p>
              </text:list-item>
            </text:list>
          </draw:text-box>
        </draw:frame>
        <draw:custom-shape draw:style-name="gr27" draw:text-style-name="P19" draw:layer="layout" svg:width="3.012cm" svg:height="2.636cm" svg:x="5.372cm" svg:y="9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28" draw:text-style-name="P20" draw:layer="layout" svg:width="3.012cm" svg:height="1.613cm" draw:transform="rotate (-3.14159265358979) translate (8.385cm 12.246cm)" svg:viewBox="0 0 3013 1614" svg:d="M3013 1614v-1199c0-208-753-415-1506-415s-1507 207-1507 415v1199c0-208 754-415 1507-415s1506 207 1506 415z">
          <text:p/>
        </draw:path>
        <draw:path draw:style-name="gr29" draw:text-style-name="P21" draw:layer="layout" svg:width="3.008cm" svg:height="0.822cm" svg:x="5.374cm" svg:y="10.225cm" svg:viewBox="0 0 3009 823" svg:d="M3009 407c0 208-754 416-1507 416-721 0-1443-191-1502-390v-18c0-208 753-415 1506-415 721 0 1444 190 1503 389z">
          <text:p/>
        </draw:path>
        <draw:frame draw:style-name="gr41" draw:text-style-name="P23" draw:layer="layout" svg:width="4.117cm" svg:height="1.199cm" svg:x="4.789cm" svg:y="8.958cm">
          <draw:text-box>
            <text:p text:style-name="P22"><text:span text:style-name="T20">основно</text:span><text:span text:style-name="T20">й сервер</text:span></text:p>
          </draw:text-box>
        </draw:frame>
        <draw:frame draw:style-name="gr42" draw:text-style-name="P23" draw:layer="layout" svg:width="4.092cm" svg:height="1.207cm" svg:x="18.889cm" svg:y="8.86cm">
          <draw:text-box>
            <text:p text:style-name="P22"><text:span text:style-name="T20">основно</text:span><text:span text:style-name="T20">й сервер</text:span></text:p>
          </draw:text-box>
        </draw:frame>
        <draw:custom-shape draw:style-name="gr34" draw:text-style-name="P29" draw:layer="layout" svg:width="0.377cm" svg:height="0.527cm" svg:x="19.343cm" svg:y="13.9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301cm" svg:height="0.527cm" svg:x="19.713cm" svg:y="13.9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12cm" svg:height="0.527cm" svg:x="19.344cm" svg:y="13.9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4cm" svg:height="1.1cm" draw:transform="rotate (-1.5707963267949) translate (22.314cm 12.456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39" draw:text-style-name="P33" draw:layer="layout" svg:width="2.729cm" svg:height="1.047cm" svg:x="22.292cm" svg:y="12.61cm">
          <draw:text-box>
            <text:p text:style-name="P1"><text:span text:style-name="T21">select, </text:span><text:span text:style-name="T21">insert</text:span></text:p>
            <text:p text:style-name="P1"><text:span text:style-name="T21">update, </text:span><text:span text:style-name="T21">delete</text:span></text:p>
          </draw:text-box>
        </draw:frame>
        <draw:line draw:style-name="gr17" draw:text-style-name="P32" draw:layer="layout" svg:x1="20.163cm" svg:y1="14.255cm" svg:x2="20.69cm" svg:y2="14.255cm">
          <text:p/>
        </draw:line>
        <draw:custom-shape draw:style-name="gr27" draw:text-style-name="P19" draw:layer="layout" svg:width="3.012cm" svg:height="2.636cm" svg:x="19.369cm" svg:y="9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43" draw:text-style-name="P52" draw:layer="layout" svg:width="3.012cm" svg:height="1.613cm" draw:transform="rotate (-3.14159265358979) translate (22.382cm 12.246cm)" svg:viewBox="0 0 3013 1614" svg:d="M3013 1614v-1199c0-208-753-415-1506-415s-1507 207-1507 415v1199c0-208 754-415 1507-415s1506 207 1506 415z">
          <text:p/>
        </draw:path>
        <draw:path draw:style-name="gr44" draw:text-style-name="P53" draw:layer="layout" svg:width="3.008cm" svg:height="0.822cm" svg:x="19.371cm" svg:y="10.225cm" svg:viewBox="0 0 3009 823" svg:d="M3009 407c0 208-754 416-1507 416-721 0-1443-191-1502-390v-18c0-208 753-415 1506-415 721 0 1444 190 1503 389z">
          <text:p/>
        </draw:path>
        <draw:custom-shape draw:style-name="gr45" draw:text-style-name="P19" draw:layer="layout" svg:width="0.5cm" svg:height="7.704cm" draw:transform="rotate (-1.5707963267949) translate (18.626cm 13.4cm)">
          <text:p/>
          <draw:enhanced-geometry svg:viewBox="0 0 21600 21600" draw:mirror-horizontal="tru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9" draw:layer="layout" svg:width="0.5cm" svg:height="8.052cm" draw:transform="rotate (-1.5707963267949) translate (17.014cm 12.299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19" draw:layer="layout" svg:width="1.4cm" svg:height="1.1cm" draw:transform="rotate (-1.5707963267949) translate (6.718cm 12.453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36" draw:text-style-name="P30" draw:layer="layout" svg:width="2.907cm" svg:height="0.649cm" svg:x="5.388cm" svg:y="14.557cm">
          <draw:text-box>
            <text:p text:style-name="P22"><text:span text:style-name="T21">сегменты </text:span><text:span text:style-name="T21">WAL</text:span></text:p>
          </draw:text-box>
        </draw:frame>
        <draw:frame draw:style-name="gr39" draw:text-style-name="P25" draw:layer="layout" svg:width="2.729cm" svg:height="1.047cm" svg:x="2.988cm" svg:y="12.658cm">
          <draw:text-box>
            <text:p text:style-name="P24"><text:span text:style-name="T21">select, </text:span><text:span text:style-name="T21">insert</text:span></text:p>
            <text:p text:style-name="P24"><text:span text:style-name="T21">update, </text:span><text:span text:style-name="T21">delete</text:span></text:p>
          </draw:text-box>
        </draw:frame>
        <draw:custom-shape draw:style-name="gr37" draw:text-style-name="P20" draw:layer="layout" svg:width="0.377cm" svg:height="0.527cm" svg:x="5.347cm" svg:y="13.96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301cm" svg:height="0.527cm" svg:x="5.724cm" svg:y="13.96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12cm" svg:height="0.527cm" svg:x="5.347cm" svg:y="13.969cm">
          <text:p/>
          <draw:enhanced-geometry svg:viewBox="0 0 21600 21600" draw:type="rectangle" draw:enhanced-path="M 0 0 L 21600 0 21600 21600 0 21600 0 0 Z N"/>
        </draw:custom-shape>
        <draw:line draw:style-name="gr17" draw:text-style-name="P32" draw:layer="layout" svg:x1="6.1cm" svg:y1="14.232cm" svg:x2="6.627cm" svg:y2="14.232cm">
          <text:p/>
        </draw:line>
        <draw:frame draw:style-name="gr36" draw:text-style-name="P30" draw:layer="layout" svg:width="2.907cm" svg:height="0.649cm" svg:x="19.389cm" svg:y="14.558cm">
          <draw:text-box>
            <text:p text:style-name="P22"><text:span text:style-name="T21">сегменты </text:span><text:span text:style-name="T21">WAL</text:span></text:p>
          </draw:text-box>
        </draw:frame>
        <draw:custom-shape draw:style-name="gr40" draw:text-style-name="P27" draw:layer="layout" svg:width="2.1cm" svg:height="0.9cm" svg:x="8.566cm" svg:y="12.103cm">
          <text:p text:style-name="P26"><text:span text:style-name="T21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2.1cm" svg:height="0.9cm" svg:x="8.567cm" svg:y="13.204cm">
          <text:p text:style-name="P26"><text:span text:style-name="T21">logical repl.</text:span></text:p>
          <text:p text:style-name="P26"><text:span text:style-name="T2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2.1cm" svg:height="0.9cm" svg:x="17.167cm" svg:y="12.104cm">
          <text:p text:style-name="P26"><text:span text:style-name="T21">logical repl.</text:span></text:p>
          <text:p text:style-name="P26"><text:span text:style-name="T2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2.1cm" svg:height="0.9cm" svg:x="17.168cm" svg:y="13.205cm">
          <text:p text:style-name="P26"><text:span text:style-name="T21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1.4cm" svg:height="1.1cm" draw:transform="rotate (-1.5707963267949) translate (8.415cm 12.457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38" draw:text-style-name="P19" draw:layer="layout" svg:width="1.4cm" svg:height="1.1cm" draw:transform="rotate (-1.5707963267949) translate (20.518cm 12.454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</text:span><text:span text:style-name="T10">а</text:span><text:span text:style-name="T10">да</text:span><text:span text:style-name="T10">чи</text:span><text:span text:style-name="T10">: </text:span><text:span text:style-name="T10">м</text:span><text:span text:style-name="T10">ас</text:span><text:span text:style-name="T10">те</text:span><text:span text:style-name="T10">р-</text:span><text:span text:style-name="T10">м</text:span><text:span text:style-name="T10">ас</text:span><text:span text:style-name="T10">те</text:span><text:span text:style-name="T10">р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7" draw:text-style-name="P35" draw:layer="layout" svg:width="16.799cm" svg:height="14.476cm" svg:x="2.1cm" svg:y="14.287cm" presentation:class="notes" presentation:user-transformed="true">
            <draw:text-box>
              <text:p text:style-name="P16"><text:span text:style-name="T6">Задача</text:span><text:span text:style-name="T6">: </text:span><text:span text:style-name="T6">обеспе</text:span><text:span text:style-name="T6">чить </text:span><text:span text:style-name="T6">надежн</text:span><text:span text:style-name="T6">ое </text:span><text:span text:style-name="T6">хранен</text:span><text:span text:style-name="T6">ие </text:span><text:span text:style-name="T6">данных </text:span><text:span text:style-name="T6">на </text:span><text:span text:style-name="T6">нескол</text:span><text:span text:style-name="T6">ьких </text:span><text:span text:style-name="T6">сервер</text:span><text:span text:style-name="T6">ах с </text:span><text:span text:style-name="T6">возмож</text:span><text:span text:style-name="T6">ностью </text:span><text:span text:style-name="T6">записи </text:span><text:span text:style-name="T6">на </text:span><text:span text:style-name="T6">любом </text:span><text:span text:style-name="T6">сервер</text:span><text:span text:style-name="T6">е (что </text:span><text:span text:style-name="T6">полезн</text:span><text:span text:style-name="T6">о, </text:span><text:span text:style-name="T6">наприм</text:span><text:span text:style-name="T6">ер, для </text:span><text:span text:style-name="T6">георас</text:span><text:span text:style-name="T6">предел</text:span><text:span text:style-name="T6">енной </text:span><text:span text:style-name="T6">систем</text:span><text:span text:style-name="T6">ы).</text:span></text:p>
              <text:p text:style-name="P16"><text:span text:style-name="T6">Для </text:span><text:span text:style-name="T6">решен</text:span><text:span text:style-name="T6">ия </text:span><text:span text:style-name="T6">можно </text:span><text:span text:style-name="T6">исполь</text:span><text:span text:style-name="T6">зовать </text:span><text:span text:style-name="T6">двунап</text:span><text:span text:style-name="T6">равлен</text:span><text:span text:style-name="T6">ную </text:span><text:span text:style-name="T6">реплик</text:span><text:span text:style-name="T6">ацию, </text:span><text:span text:style-name="T6">переда</text:span><text:span text:style-name="T6">вая </text:span><text:span text:style-name="T6">измене</text:span><text:span text:style-name="T6">ния в </text:span><text:span text:style-name="T6">одних </text:span><text:span text:style-name="T6">и тех </text:span><text:span text:style-name="T6">же </text:span><text:span text:style-name="T6">таблиц</text:span><text:span text:style-name="T6">ах от </text:span><text:span text:style-name="T6">одного </text:span><text:span text:style-name="T6">сервер</text:span><text:span text:style-name="T6">а</text:span><text:span text:style-name="T6"><text:line-break/></text:span><text:span text:style-name="T6">к </text:span><text:span text:style-name="T6">другом</text:span><text:span text:style-name="T6">у и </text:span><text:span text:style-name="T6">обратн</text:span><text:span text:style-name="T6">о.</text:span></text:p>
              <text:p text:style-name="P16"><text:span text:style-name="T6">Двунап</text:span><text:span text:style-name="T6">равлен</text:span><text:span text:style-name="T6">ная </text:span><text:span text:style-name="T6">реплик</text:span><text:span text:style-name="T6">ация </text:span><text:span text:style-name="T6">появил</text:span><text:span text:style-name="T6">ась в </text:span><text:span text:style-name="T6">Postgr</text:span><text:span text:style-name="T6">eSQL </text:span><text:span text:style-name="T6">16. </text:span><text:span text:style-name="T6">Систе</text:span><text:span text:style-name="T6">ма </text:span><text:span text:style-name="T6">умеет </text:span><text:span text:style-name="T6">различ</text:span><text:span text:style-name="T6">ать </text:span><text:span text:style-name="T6">источн</text:span><text:span text:style-name="T6">ики </text:span><text:span text:style-name="T6">реплик</text:span><text:span text:style-name="T6">ации </text:span><text:span text:style-name="T6">(origin), </text:span><text:span text:style-name="T6">и при </text:span><text:span text:style-name="T6">создан</text:span><text:span text:style-name="T6">ии </text:span><text:span text:style-name="T6">подпис</text:span><text:span text:style-name="T6">ки </text:span><text:span text:style-name="T6">можно </text:span><text:span text:style-name="T6">указат</text:span><text:span text:style-name="T6">ь, </text:span><text:span text:style-name="T6">чтобы </text:span><text:span text:style-name="T6">с </text:span><text:span text:style-name="T6">публик</text:span><text:span text:style-name="T6">ующег</text:span><text:span text:style-name="T6">о </text:span><text:span text:style-name="T6">сервер</text:span><text:span text:style-name="T6">а не </text:span><text:span text:style-name="T6">отправ</text:span><text:span text:style-name="T6">лялись </text:span><text:span text:style-name="T6">измене</text:span><text:span text:style-name="T6">ния, </text:span><text:span text:style-name="T6">помече</text:span><text:span text:style-name="T6">нные </text:span><text:span text:style-name="T6">опреде</text:span><text:span text:style-name="T6">ленны</text:span><text:span text:style-name="T6">м </text:span><text:span text:style-name="T6">источн</text:span><text:span text:style-name="T6">иком.</text:span></text:p>
              <text:p text:style-name="P16"><text:span text:style-name="T6">Конечн</text:span><text:span text:style-name="T6">о, </text:span><text:span text:style-name="T6">прикла</text:span><text:span text:style-name="T6">дная </text:span><text:span text:style-name="T6">систем</text:span><text:span text:style-name="T6">а </text:span><text:span text:style-name="T6">должна </text:span><text:span text:style-name="T6">быть </text:span><text:span text:style-name="T6">постро</text:span><text:span text:style-name="T6">ена </text:span><text:span text:style-name="T6">таким </text:span><text:span text:style-name="T6">образо</text:span><text:span text:style-name="T6">м, </text:span><text:span text:style-name="T6">чтобы </text:span><text:span text:style-name="T6">избега</text:span><text:span text:style-name="T6">ть </text:span><text:span text:style-name="T6">конфл</text:span><text:span text:style-name="T6">иктов </text:span><text:span text:style-name="T6">при </text:span><text:span text:style-name="T6">измене</text:span><text:span text:style-name="T6">нии </text:span><text:span text:style-name="T6">данных </text:span><text:span text:style-name="T6">в </text:span><text:span text:style-name="T6">одних </text:span><text:span text:style-name="T6">и тех </text:span><text:span text:style-name="T6">же </text:span><text:span text:style-name="T6">таблиц</text:span><text:span text:style-name="T6">ах. </text:span><text:span text:style-name="T6">Напри</text:span><text:span text:style-name="T6">мер, </text:span><text:span text:style-name="T6">исполь</text:span><text:span text:style-name="T6">зовать </text:span><text:span text:style-name="T6">глобал</text:span><text:span text:style-name="T6">ьные </text:span><text:span text:style-name="T6">уникал</text:span><text:span text:style-name="T6">ьные </text:span><text:span text:style-name="T6">иденти</text:span><text:span text:style-name="T6">фикато</text:span><text:span text:style-name="T6">ры или </text:span><text:span text:style-name="T6">гарант</text:span><text:span text:style-name="T6">ироват</text:span><text:span text:style-name="T6">ь, что </text:span><text:span text:style-name="T6">разные </text:span><text:span text:style-name="T6">сервер</text:span><text:span text:style-name="T6">ы </text:span><text:span text:style-name="T6">работа</text:span><text:span text:style-name="T6">ют</text:span><text:span text:style-name="T6"><text:line-break/></text:span><text:span text:style-name="T6">с </text:span><text:span text:style-name="T6">разны</text:span><text:span text:style-name="T6">ми </text:span><text:span text:style-name="T6">диапаз</text:span><text:span text:style-name="T6">онами </text:span><text:span text:style-name="T6">ключей</text:span><text:span text:style-name="T6">.</text:span></text:p>
              <text:p text:style-name="P16"><text:span text:style-name="T6">Надо </text:span><text:span text:style-name="T6">учитыв</text:span><text:span text:style-name="T6">ать, </text:span><text:span text:style-name="T6">что </text:span><text:span text:style-name="T6">систем</text:span><text:span text:style-name="T6">а </text:span><text:span text:style-name="T6">мастер</text:span><text:span text:style-name="T6">-</text:span><text:span text:style-name="T6">мастер</text:span><text:span text:style-name="T6">, </text:span><text:span text:style-name="T6">постро</text:span><text:span text:style-name="T6">енная </text:span><text:span text:style-name="T6">на </text:span><text:span text:style-name="T6">логиче</text:span><text:span text:style-name="T6">ской </text:span><text:span text:style-name="T6">реплик</text:span><text:span text:style-name="T6">ации, </text:span><text:span text:style-name="T6">не </text:span><text:span text:style-name="T6">обеспе</text:span><text:span text:style-name="T6">чивает </text:span><text:span text:style-name="T6">сама </text:span><text:span text:style-name="T6">по </text:span><text:span text:style-name="T6">себе </text:span><text:span text:style-name="T6">выполн</text:span><text:span text:style-name="T6">ение </text:span><text:span text:style-name="T6">глобал</text:span><text:span text:style-name="T6">ьных </text:span><text:span text:style-name="T6">распре</text:span><text:span text:style-name="T6">деленн</text:span><text:span text:style-name="T6">ых </text:span><text:span text:style-name="T6">транза</text:span><text:span text:style-name="T6">кций и, </text:span><text:span text:style-name="T6">следов</text:span><text:span text:style-name="T6">ательн</text:span><text:span text:style-name="T6">о,</text:span><text:span text:style-name="T6"><text:line-break/></text:span><text:span text:style-name="T6">о </text:span><text:span text:style-name="T6">соглас</text:span><text:span text:style-name="T6">ованно</text:span><text:span text:style-name="T6">сти </text:span><text:span text:style-name="T6">данных </text:span><text:span text:style-name="T6">между </text:span><text:span text:style-name="T6">сервер</text:span><text:span text:style-name="T6">ами </text:span><text:span text:style-name="T6">придет</text:span><text:span text:style-name="T6">ся </text:span><text:span text:style-name="T6">позабо</text:span><text:span text:style-name="T6">титься </text:span><text:span text:style-name="T6">отдель</text:span><text:span text:style-name="T6">но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18" draw:text-style-name="P8" draw:layer="layout" svg:width="20.39cm" svg:height="1.737cm" svg:x="1.2cm" svg:y="0.737cm" presentation:class="title" presentation:user-transformed="true">
          <draw:text-box>
            <text:p><text:span text:style-name="T10">О</text:span><text:span text:style-name="T10">гр</text:span><text:span text:style-name="T10">ан</text:span><text:span text:style-name="T10">ич</text:span><text:span text:style-name="T10">ен</text:span><text:span text:style-name="T10">ия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3">Не реплицируются</text:span></text:p>
                <text:list>
                  <text:list-item>
                    <text:p text:style-name="P14"><text:span text:style-name="T24">команды DDL</text:span></text:p>
                  </text:list-item>
                  <text:list-item>
                    <text:p text:style-name="P14"><text:span text:style-name="T24">значения последовательностей</text:span></text:p>
                  </text:list-item>
                  <text:list-item>
                    <text:p text:style-name="P14"><text:span text:style-name="T24">большие объекты (lo)</text:span></text:p>
                  </text:list-item>
                  <text:list-item>
                    <text:p text:style-name="P13"><text:span text:style-name="T24">изменения материализованных представлений, внешних таблиц</text:span></text:p>
                  </text:list-item>
                </text:list>
              </text:list-item>
              <text:list-item>
                <text:p text:style-name="P9"><text:span text:style-name="T23">Могут вызвать проблемы</text:span></text:p>
                <text:list>
                  <text:list-item>
                    <text:p text:style-name="P54"><text:span text:style-name="T14">массовые изменения данных</text:span></text:p>
                  </text:list-item>
                </text:list>
              </text:list-item>
              <text:list-item>
                <text:p text:style-name="P9"><text:span text:style-name="T23">Не поддерживается</text:span></text:p>
                <text:list>
                  <text:list-item>
                    <text:p text:style-name="P55"><text:span text:style-name="T14">автоматическое разрешение конфликт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9" draw:text-style-name="P56" draw:layer="layout" svg:width="16.799cm" svg:height="15.121cm" svg:x="2.1cm" svg:y="14.107cm" presentation:class="notes" presentation:user-transformed="true">
            <draw:text-box>
              <text:p text:style-name="P16"><text:span text:style-name="T30">Логиче</text:span><text:span text:style-name="T30">ская </text:span><text:span text:style-name="T30">реплик</text:span><text:span text:style-name="T30">ация </text:span><text:span text:style-name="T30">имеет </text:span><text:span text:style-name="T30">ряд </text:span><text:span text:style-name="T30">ограни</text:span><text:span text:style-name="T30">чений.</text:span></text:p>
              <text:p text:style-name="P16"><text:span text:style-name="T30">Не </text:span><text:span text:style-name="T30">реплиц</text:span><text:span text:style-name="T30">ируютс</text:span><text:span text:style-name="T30">я </text:span><text:span text:style-name="T30">команд</text:span><text:span text:style-name="T30">ы DDL </text:span><text:span text:style-name="T30">— все </text:span><text:span text:style-name="T30">измене</text:span><text:span text:style-name="T30">ния </text:span><text:span text:style-name="T30">схемы </text:span><text:span text:style-name="T30">данных </text:span><text:span text:style-name="T30">надо </text:span><text:span text:style-name="T30">перено</text:span><text:span text:style-name="T30">сить </text:span><text:span text:style-name="T30">вручну</text:span><text:span text:style-name="T30">ю.</text:span></text:p>
              <text:p text:style-name="P16"><text:span text:style-name="T30">Реплиц</text:span><text:span text:style-name="T30">ироват</text:span><text:span text:style-name="T30">ься </text:span><text:span text:style-name="T30">могут </text:span><text:span text:style-name="T30">только </text:span><text:span text:style-name="T30">обычн</text:span><text:span text:style-name="T30">ые </text:span><text:span text:style-name="T30">базовы</text:span><text:span text:style-name="T30">е </text:span><text:span text:style-name="T30">таблиц</text:span><text:span text:style-name="T30">ы</text:span><text:span text:style-name="T30"><text:line-break/></text:span><text:span text:style-name="T30">и </text:span><text:span text:style-name="T30">секцио</text:span><text:span text:style-name="T30">нирова</text:span><text:span text:style-name="T30">нные </text:span><text:span text:style-name="T30">таблиц</text:span><text:span text:style-name="T30">ы. То </text:span><text:span text:style-name="T30">есть </text:span><text:span text:style-name="T30">нельзя </text:span><text:span text:style-name="T30">реплиц</text:span><text:span text:style-name="T30">ироват</text:span><text:span text:style-name="T30">ь </text:span><text:span text:style-name="T30">отноше</text:span><text:span text:style-name="T30">ния </text:span><text:span text:style-name="T30">другог</text:span><text:span text:style-name="T30">о рода, </text:span><text:span text:style-name="T30">такие </text:span><text:span text:style-name="T30">как </text:span><text:span text:style-name="T30">предст</text:span><text:span text:style-name="T30">авлени</text:span><text:span text:style-name="T30">я, </text:span><text:span text:style-name="T30">матери</text:span><text:span text:style-name="T30">ализов</text:span><text:span text:style-name="T30">анные </text:span><text:span text:style-name="T30">предст</text:span><text:span text:style-name="T30">авлени</text:span><text:span text:style-name="T30">я и </text:span><text:span text:style-name="T30">внешн</text:span><text:span text:style-name="T30">ие </text:span><text:span text:style-name="T30">таблиц</text:span><text:span text:style-name="T30">ы.</text:span></text:p>
              <text:p text:style-name="P16"><text:span text:style-name="T30">Не </text:span><text:span text:style-name="T30">реплиц</text:span><text:span text:style-name="T30">ируютс</text:span><text:span text:style-name="T30">я </text:span><text:span text:style-name="T30">значен</text:span><text:span text:style-name="T30">ия </text:span><text:span text:style-name="T30">послед</text:span><text:span text:style-name="T30">овател</text:span><text:span text:style-name="T30">ьносте</text:span><text:span text:style-name="T30">й. Это </text:span><text:span text:style-name="T30">означа</text:span><text:span text:style-name="T30">ет,</text:span><text:span text:style-name="T30"><text:line-break/></text:span><text:span text:style-name="T30">что </text:span><text:span text:style-name="T30">если </text:span><text:span text:style-name="T30">сервер</text:span><text:span text:style-name="T30">-</text:span><text:span text:style-name="T30">подпис</text:span><text:span text:style-name="T30">чик </text:span><text:span text:style-name="T30">добавл</text:span><text:span text:style-name="T30">яет </text:span><text:span text:style-name="T30">строки </text:span><text:span text:style-name="T30">в </text:span><text:span text:style-name="T30">таблиц</text:span><text:span text:style-name="T30">у с </text:span><text:span text:style-name="T30">суррог</text:span><text:span text:style-name="T30">атным </text:span><text:span text:style-name="T30">уникал</text:span><text:span text:style-name="T30">ьным </text:span><text:span text:style-name="T30">ключо</text:span><text:span text:style-name="T30">м, для </text:span><text:span text:style-name="T30">которо</text:span><text:span text:style-name="T30">й </text:span><text:span text:style-name="T30">настро</text:span><text:span text:style-name="T30">ена </text:span><text:span text:style-name="T30">реплик</text:span><text:span text:style-name="T30">ация, </text:span><text:span text:style-name="T30">возмож</text:span><text:span text:style-name="T30">ны </text:span><text:span text:style-name="T30">конфл</text:span><text:span text:style-name="T30">икты. </text:span><text:span text:style-name="T30">Конфл</text:span><text:span text:style-name="T30">иктов </text:span><text:span text:style-name="T30">можно </text:span><text:span text:style-name="T30">избежа</text:span><text:span text:style-name="T30">ть, </text:span><text:span text:style-name="T30">выделя</text:span><text:span text:style-name="T30">я двум </text:span><text:span text:style-name="T30">сервер</text:span><text:span text:style-name="T30">ам </text:span><text:span text:style-name="T30">разные </text:span><text:span text:style-name="T30">диапаз</text:span><text:span text:style-name="T30">оны </text:span><text:span text:style-name="T30">значен</text:span><text:span text:style-name="T30">ий </text:span><text:span text:style-name="T30">послед</text:span><text:span text:style-name="T30">овател</text:span><text:span text:style-name="T30">ьносте</text:span><text:span text:style-name="T30">й, или </text:span><text:span text:style-name="T30">исполь</text:span><text:span text:style-name="T30">зуя </text:span><text:span text:style-name="T30">вместо </text:span><text:span text:style-name="T30">них </text:span><text:span text:style-name="T30">универ</text:span><text:span text:style-name="T30">сальны</text:span><text:span text:style-name="T30">е </text:span><text:span text:style-name="T30">уникал</text:span><text:span text:style-name="T30">ьные </text:span><text:span text:style-name="T30">иденти</text:span><text:span text:style-name="T30">фикато</text:span><text:span text:style-name="T30">ры </text:span><text:span text:style-name="T30">(UUID).</text:span></text:p>
              <text:p text:style-name="P16"><text:span text:style-name="T30">Измен</text:span><text:span text:style-name="T30">ения </text:span><text:span text:style-name="T30">реплиц</text:span><text:span text:style-name="T30">ируютс</text:span><text:span text:style-name="T30">я </text:span><text:span text:style-name="T30">постро</text:span><text:span text:style-name="T30">чно, </text:span><text:span text:style-name="T30">поэтом</text:span><text:span text:style-name="T30">у </text:span><text:span text:style-name="T30">выполн</text:span><text:span text:style-name="T30">ение </text:span><text:span text:style-name="T30">на </text:span><text:span text:style-name="T30">публик</text:span><text:span text:style-name="T30">аторе </text:span><text:span text:style-name="T30">команд</text:span><text:span text:style-name="T30">ы SQL, </text:span><text:span text:style-name="T30">затраг</text:span><text:span text:style-name="T30">ивающ</text:span><text:span text:style-name="T30">ей </text:span><text:span text:style-name="T30">много </text:span><text:span text:style-name="T30">строк, </text:span><text:span text:style-name="T30">привед</text:span><text:span text:style-name="T30">ет</text:span><text:span text:style-name="T30"><text:line-break/></text:span><text:span text:style-name="T30">к </text:span><text:span text:style-name="T30">повыш</text:span><text:span text:style-name="T30">енной </text:span><text:span text:style-name="T30">нагрузк</text:span><text:span text:style-name="T30">е на </text:span><text:span text:style-name="T30">подпис</text:span><text:span text:style-name="T30">чик.</text:span></text:p>
              <text:p text:style-name="P16"><text:span text:style-name="T30">И, как </text:span><text:span text:style-name="T30">уже </text:span><text:span text:style-name="T30">говори</text:span><text:span text:style-name="T30">лось, </text:span><text:span text:style-name="T30">нет </text:span><text:span text:style-name="T30">возмож</text:span><text:span text:style-name="T30">ности </text:span><text:span text:style-name="T30">автома</text:span><text:span text:style-name="T30">тическ</text:span><text:span text:style-name="T30">ого </text:span><text:span text:style-name="T30">разре</text:span><text:span text:style-name="T30">шения </text:span><text:span text:style-name="T30">конфл</text:span><text:span text:style-name="T30">иктов.</text:span></text:p>
              <text:p text:style-name="P16"><text:span text:style-name="T30">Эти </text:span><text:span text:style-name="T30">ограни</text:span><text:span text:style-name="T30">чения </text:span><text:span text:style-name="T30">умень</text:span><text:span text:style-name="T30">шают </text:span><text:span text:style-name="T30">примен</text:span><text:span text:style-name="T30">имость </text:span><text:span text:style-name="T30">логиче</text:span><text:span text:style-name="T30">ской </text:span><text:span text:style-name="T30">реплик</text:span><text:span text:style-name="T30">ации.</text:span></text:p>
              <text:p text:style-name="P16"><text:span text:style-name="T19"><text:a xlink:href="https://postgrespro.ru/docs/postgresql/16/logical-replication-restrictions" xlink:type="simple">https://postgrespro.ru/docs/postgresql/16/logical-replication-restrictions</text:a></text:span></text:p>
              <text:p text:style-name="P16"><text:span text:style-name="T30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</text:span><text:span text:style-name="T10">ог</text:span><text:span text:style-name="T10">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7">Логическая репликация передает изменения строк</text:span><text:span text:style-name="T37"><text:line-break/></text:span><text:span text:style-name="T37">отдельных таблиц</text:span></text:p>
                <text:list>
                  <text:list-item>
                    <text:p text:style-name="P14"><text:span text:style-name="T38">разнонаправленная</text:span></text:p>
                  </text:list-item>
                  <text:list-item>
                    <text:p text:style-name="P13"><text:span text:style-name="T38">совместимость на уровне протокола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7">Модель «публикация — </text:span><text:span text:style-name="T37">подписка»</text:span></text:p>
              </text:list-item>
            </text:list>
            <text:list text:style-name="L3">
              <text:list-item>
                <text:p text:style-name="P9"><text:span text:style-name="T23">Следует учитывать имеющиеся ограниче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8" draw:text-style-name="P8" draw:layer="layout" svg:width="19.8cm" svg:height="1.737cm" svg:x="1.2cm" svg:y="0.737cm" presentation:class="title" presentation:user-transformed="true">
          <draw:text-box>
            <text:p><text:span text:style-name="T10">П</text:span><text:span text:style-name="T10">ра</text:span><text:span text:style-name="T10">кт</text:span><text:span text:style-name="T10">ик</text:span><text:span text:style-name="T10">а</text:span></text:p>
          </draw:text-box>
        </draw:frame>
        <draw:frame presentation:style-name="pr20" draw:text-style-name="P58" draw:layer="layout" svg:width="25.6cm" svg:height="14.4cm" svg:x="1.2cm" svg:y="4.8cm" presentation:class="outline" presentation:user-transformed="true">
          <draw:text-box>
            <text:p text:style-name="P12"><text:span text:style-name="T39">Мы открываем второй магазин. Он работает независимо</text:span><text:span text:style-name="T39"><text:line-break/></text:span><text:span text:style-name="T39">от основного (свои пользователи, склад, закупки и продажи), </text:span><text:span text:style-name="T39"><text:line-break/></text:span><text:span text:style-name="T39">но имеет тот же ассортимент.</text:span></text:p>
            <text:list text:style-name="L5">
              <text:list-item>
                <text:p text:style-name="P12"><text:span text:style-name="T39">Разверните второй сервер из резервной копии, как показано</text:span><text:span text:style-name="T39"><text:line-break/></text:span><text:span text:style-name="T39">в демонстрации. Очистите таблицу операций.</text:span></text:p>
              </text:list-item>
              <text:list-item>
                <text:p text:style-name="P12"><text:span text:style-name="T39">Организуйте репликацию справочников книг и авторов</text:span><text:span text:style-name="T39"><text:line-break/></text:span><text:span text:style-name="T39">из основного магазина во второй. Предполагается, что эти таблицы могут меняться только на основном сервере.</text:span><text:span text:style-name="T39"><text:line-break/></text:span><text:span text:style-name="T40"> </text:span><text:span text:style-name="T39"><text:line-break/></text:span><text:span text:style-name="T39">Убедитесь, что изменения названий книг и т. п. передаются на второй сервер, но изменения наличного количества происходят на двух серверах независимо.</text:span></text:p>
              </text:list-item>
            </text:list>
          </draw:text-box>
        </draw:frame>
        <draw:g draw:name="book">
          <draw:custom-shape draw:style-name="gr47" draw:text-style-name="P59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8" draw:text-style-name="P19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9" draw:text-style-name="P19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0" draw:text-style-name="P59" draw:layer="layout" svg:width="1.309cm" svg:height="0.703cm" draw:transform="rotate (1.5707963267949) translate (9.65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1" draw:text-style-name="P19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19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3" draw:text-style-name="P19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4" draw:text-style-name="P19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1" draw:text-style-name="P60" draw:layer="layout" svg:width="16.799cm" svg:height="15.121cm" svg:x="2.1cm" svg:y="14.107cm" presentation:class="notes" presentation:user-transformed="true">
            <draw:text-box>
              <text:p text:style-name="P43"><text:span text:style-name="T30"><text:s/></text:span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10">П</text:span><text:span text:style-name="T10">ра</text:span><text:span text:style-name="T10">кт</text:span><text:span text:style-name="T10">ик</text:span><text:span text:style-name="T10">а</text:span><text:span text:style-name="T10">+</text:span></text:p>
          </draw:text-box>
        </draw:frame>
        <draw:frame presentation:style-name="pr22" draw:text-style-name="P61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12"><text:span text:style-name="T39">На двух серверах ведутся однотипные таблицы бухгалтерских транзакций. Требуется консолидировать все записи в ту же таблицу на одном из серверов (например,</text:span><text:span text:style-name="T39"><text:line-break/></text:span><text:span text:style-name="T39">для целей построения общей отчетности).</text:span><text:span text:style-name="T39"><text:line-break/></text:span><text:span text:style-name="T39">Предложите способ различить «свои» и «чужие» записи</text:span><text:span text:style-name="T39"><text:line-break/></text:span><text:span text:style-name="T39">и предотвратить конфликты при логической репликации. Реализуйте предложенную схему.</text:span></text:p>
              </text:list-item>
              <text:list-item>
                <text:p text:style-name="P12"><text:span text:style-name="T39">Настройте логическую репликацию в обратном направлении. Проверьте работу двунаправленной репликаци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4" draw:text-style-name="P62" draw:layer="layout" svg:width="16.799cm" svg:height="13.364cm" svg:x="2.1cm" svg:y="14.107cm" presentation:class="notes" presentation:user-transformed="true">
            <draw:text-box>
              <text:p text:style-name="P16"><text:span text:style-name="T41">1. </text:span><text:span text:style-name="T41">Исходи</text:span><text:span text:style-name="T41">те из </text:span><text:span text:style-name="T41">следую</text:span><text:span text:style-name="T41">щего </text:span><text:span text:style-name="T41">вида </text:span><text:span text:style-name="T41">таблиц</text:span><text:span text:style-name="T41">ы </text:span><text:span text:style-name="T41">транза</text:span><text:span text:style-name="T41">кций:</text:span></text:p>
              <text:p text:style-name="P16"><text:span text:style-name="T42">CREATE </text:span><text:span text:style-name="T42">TABLE </text:span><text:span text:style-name="T42">transa</text:span><text:span text:style-name="T42">ctions </text:span><text:span text:style-name="T42">(</text:span><text:span text:style-name="T42"><text:line-break/></text:span><text:span text:style-name="T42"> <text:s/>trx_</text:span><text:span text:style-name="T42">id <text:s text:c="4"/></text:span><text:span text:style-name="T42">bigint </text:span><text:span text:style-name="T42">PRIMAR</text:span><text:span text:style-name="T42">Y KEY </text:span><text:span text:style-name="T42">GENERA</text:span><text:span text:style-name="T42">TED </text:span><text:span text:style-name="T42">ALWAYS </text:span><text:span text:style-name="T42">AS </text:span><text:span text:style-name="T42">IDENTI</text:span><text:span text:style-name="T42">TY,</text:span><text:span text:style-name="T42"><text:line-break/></text:span><text:span text:style-name="T42"> <text:s/></text:span><text:span text:style-name="T42">debit_</text:span><text:span text:style-name="T42">acc <text:s/></text:span><text:span text:style-name="T42">intege</text:span><text:span text:style-name="T42">r NOT </text:span><text:span text:style-name="T42">NULL,</text:span><text:span text:style-name="T42"><text:line-break/></text:span><text:span text:style-name="T42"> <text:s/></text:span><text:span text:style-name="T42">credit</text:span><text:span text:style-name="T42">_acc </text:span><text:span text:style-name="T42">intege</text:span><text:span text:style-name="T42">r NOT </text:span><text:span text:style-name="T42">NULL,</text:span><text:span text:style-name="T42"><text:line-break/></text:span><text:span text:style-name="T42"> <text:s/></text:span><text:span text:style-name="T42">amount </text:span><text:span text:style-name="T42"><text:s text:c="4"/></text:span><text:span text:style-name="T42">numeri</text:span><text:span text:style-name="T42">c(15,2</text:span><text:span text:style-name="T42">) NOT </text:span><text:span text:style-name="T42">NULL</text:span><text:span text:style-name="T42"><text:line-break/></text:span><text:span text:style-name="T42">);</text:span></text:p>
              <text:p text:style-name="P16"><text:span text:style-name="T42"/></text:p>
              <text:p text:style-name="P16"><text:span text:style-name="T41">2. </text:span><text:span text:style-name="T41">Чтобы </text:span><text:span text:style-name="T41">публик</text:span><text:span text:style-name="T41">ация </text:span><text:span text:style-name="T41">не </text:span><text:span text:style-name="T41">отправ</text:span><text:span text:style-name="T41">ляла </text:span><text:span text:style-name="T41">реплиц</text:span><text:span text:style-name="T41">ирован</text:span><text:span text:style-name="T41">ные </text:span><text:span text:style-name="T41">измене</text:span><text:span text:style-name="T41">ния, </text:span><text:span text:style-name="T41">задайт</text:span><text:span text:style-name="T41">е </text:span><text:span text:style-name="T41">подпис</text:span><text:span text:style-name="T41">ке </text:span><text:span text:style-name="T41">параме</text:span><text:span text:style-name="T41">тр </text:span><text:span text:style-name="T41">origin = </text:span><text:span text:style-name="T41">none.</text:span></text:p>
              <text:p text:style-name="P16"><text:span text:style-name="T4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5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5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8" style:family="presentation" style:parent-style-name="template21-outline1">
      <style:graphic-properties fo:min-height="12.18cm"/>
      <style:paragraph-properties style:writing-mode="lr-tb"/>
    </style:style>
    <style:style style:name="Mpr9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10" style:family="presentation" style:parent-style-name="template21-title">
      <style:graphic-properties draw:auto-grow-height="false" fo:min-height="3.507cm"/>
      <style:paragraph-properties style:writing-mode="lr-tb"/>
    </style:style>
    <style:style style:name="Mpr11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solid" draw:fill-color="#00003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emplate21" style:page-layout-name="PM1" draw:style-name="Mdp1">
      <draw:custom-shape presentation:style-name="Mpr7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12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10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20H25M50S</meta:editing-duration>
    <meta:editing-cycles>220</meta:editing-cycles>
    <meta:generator>LibreOffice/7.3.7.2$Linux_X86_64 LibreOffice_project/30$Build-2</meta:generator>
    <dc:date>2024-10-14T18:15:38.446460198</dc:date>
    <meta:document-statistic meta:object-count="268"/>
    <meta:template xlink:type="simple" xlink:actuate="onRequest" xlink:title="master" xlink:href="../../../../../.config/libreoffice/4/user/template/master.otp" meta:date="2015-06-03T14:43:56.815095550"/>
  </office:meta>
</office:document-meta>
</file>